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office:font-face-decls>
  <office:automatic-styles>
    <style:style style:name="Таблица8" style:family="table">
      <style:table-properties style:width="17.374cm" fo:margin-top="0cm" fo:margin-bottom="0cm" table:align="left" style:writing-mode="lr-tb"/>
    </style:style>
    <style:style style:name="Таблица8.A" style:family="table-column">
      <style:table-column-properties style:column-width="9.098cm"/>
    </style:style>
    <style:style style:name="Таблица8.B" style:family="table-column">
      <style:table-column-properties style:column-width="8.276cm"/>
    </style:style>
    <style:style style:name="Таблица8.1" style:family="table-row">
      <style:table-row-properties fo:keep-together="auto"/>
    </style:style>
    <style:style style:name="Таблица8.A1" style:family="table-cell">
      <style:table-cell-properties fo:background-color="transparent" fo:padding-left="0.191cm" fo:padding-right="0.191cm" fo:padding-top="0cm" fo:padding-bottom="0cm" fo:border="0.5pt solid #000000">
        <style:background-image/>
      </style:table-cell-properties>
    </style:style>
    <style:style style:name="Таблица8.2" style:family="table-row">
      <style:table-row-properties style:min-row-height="5.731cm" fo:keep-together="auto"/>
    </style:style>
    <style:style style:name="Таблица8.3" style:family="table-row">
      <style:table-row-properties style:min-row-height="0.986cm" fo:keep-together="auto"/>
    </style:style>
    <style:style style:name="Таблица8.A3"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8.4" style:family="table-row">
      <style:table-row-properties style:min-row-height="0.834cm" fo:keep-together="auto"/>
    </style:style>
    <style:style style:name="Таблица8.A4" style:family="table-cell">
      <style:table-cell-properties fo:background-color="transparent" fo:padding-left="0.191cm" fo:padding-right="0.191cm" fo:padding-top="0cm" fo:padding-bottom="0cm" fo:border="none">
        <style:background-image/>
      </style:table-cell-properties>
    </style:style>
    <style:style style:name="Таблица7" style:family="table">
      <style:table-properties style:width="17.374cm" fo:margin-top="0cm" fo:margin-bottom="0cm" table:align="left" style:writing-mode="lr-tb"/>
    </style:style>
    <style:style style:name="Таблица7.A" style:family="table-column">
      <style:table-column-properties style:column-width="9.098cm"/>
    </style:style>
    <style:style style:name="Таблица7.B" style:family="table-column">
      <style:table-column-properties style:column-width="8.276cm"/>
    </style:style>
    <style:style style:name="Таблица7.1" style:family="table-row">
      <style:table-row-properties style:min-row-height="0.986cm" fo:keep-together="auto"/>
    </style:style>
    <style:style style:name="Таблица7.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7.2" style:family="table-row">
      <style:table-row-properties style:min-row-height="0.834cm" fo:keep-together="auto"/>
    </style:style>
    <style:style style:name="Таблица7.3" style:family="table-row">
      <style:table-row-properties fo:keep-together="auto"/>
    </style:style>
    <style:style style:name="Таблица7.A3" style:family="table-cell">
      <style:table-cell-properties fo:background-color="transparent" fo:padding-left="0.191cm" fo:padding-right="0.191cm" fo:padding-top="0cm" fo:padding-bottom="0cm" fo:border="none">
        <style:background-image/>
      </style:table-cell-properties>
    </style:style>
    <style:style style:name="Таблица1" style:family="table">
      <style:table-properties style:width="13.236cm" table:align="left"/>
    </style:style>
    <style:style style:name="Таблица1.A" style:family="table-column">
      <style:table-column-properties style:column-width="0.741cm"/>
    </style:style>
    <style:style style:name="Таблица1.B" style:family="table-column">
      <style:table-column-properties style:column-width="2.674cm"/>
    </style:style>
    <style:style style:name="Таблица1.C" style:family="table-column">
      <style:table-column-properties style:column-width="3.274cm"/>
    </style:style>
    <style:style style:name="Таблица1.A1" style:family="table-cell">
      <style:table-cell-properties style:vertical-align="middle" fo:padding="0.049cm" fo:border="1pt solid #000000"/>
    </style:style>
    <style:style style:name="Таблица9" style:family="table">
      <style:table-properties style:width="17.374cm" fo:margin-top="0cm" fo:margin-bottom="0cm" table:align="left" style:writing-mode="lr-tb"/>
    </style:style>
    <style:style style:name="Таблица9.A" style:family="table-column">
      <style:table-column-properties style:column-width="9.098cm"/>
    </style:style>
    <style:style style:name="Таблица9.B" style:family="table-column">
      <style:table-column-properties style:column-width="8.276cm"/>
    </style:style>
    <style:style style:name="Таблица9.1" style:family="table-row">
      <style:table-row-properties style:min-row-height="0.834cm" fo:keep-together="auto"/>
    </style:style>
    <style:style style:name="Таблица9.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9.2" style:family="table-row">
      <style:table-row-properties fo:keep-together="auto"/>
    </style:style>
    <style:style style:name="Таблица9.A2" style:family="table-cell">
      <style:table-cell-properties fo:background-color="transparent" fo:padding-left="0.191cm" fo:padding-right="0.191cm" fo:padding-top="0cm" fo:padding-bottom="0cm" fo:border="none">
        <style:background-image/>
      </style:table-cell-properties>
    </style:style>
    <style:style style:name="Таблица11" style:family="table">
      <style:table-properties style:width="17.374cm" fo:margin-top="0cm" fo:margin-bottom="0cm" table:align="left" style:writing-mode="lr-tb"/>
    </style:style>
    <style:style style:name="Таблица11.A" style:family="table-column">
      <style:table-column-properties style:column-width="9.098cm"/>
    </style:style>
    <style:style style:name="Таблица11.B" style:family="table-column">
      <style:table-column-properties style:column-width="8.276cm"/>
    </style:style>
    <style:style style:name="Таблица11.1" style:family="table-row">
      <style:table-row-properties style:min-row-height="0.834cm" fo:keep-together="auto"/>
    </style:style>
    <style:style style:name="Таблица11.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11.2" style:family="table-row">
      <style:table-row-properties fo:keep-together="auto"/>
    </style:style>
    <style:style style:name="Таблица11.A2" style:family="table-cell">
      <style:table-cell-properties fo:background-color="transparent" fo:padding-left="0.191cm" fo:padding-right="0.191cm" fo:padding-top="0cm" fo:padding-bottom="0cm" fo:border="none">
        <style:background-image/>
      </style:table-cell-properties>
    </style:style>
    <style:style style:name="Таблица3" style:family="table">
      <style:table-properties style:width="12.012cm" table:align="left"/>
    </style:style>
    <style:style style:name="Таблица3.A" style:family="table-column">
      <style:table-column-properties style:column-width="0.9cm"/>
    </style:style>
    <style:style style:name="Таблица3.B" style:family="table-column">
      <style:table-column-properties style:column-width="3.757cm"/>
    </style:style>
    <style:style style:name="Таблица3.C" style:family="table-column">
      <style:table-column-properties style:column-width="3.678cm"/>
    </style:style>
    <style:style style:name="Таблица3.A1" style:family="table-cell">
      <style:table-cell-properties style:vertical-align="middle" fo:padding="0.049cm" fo:border="1pt solid #000000"/>
    </style:style>
    <style:style style:name="Таблица4" style:family="table">
      <style:table-properties style:width="12.012cm" table:align="left"/>
    </style:style>
    <style:style style:name="Таблица4.A" style:family="table-column">
      <style:table-column-properties style:column-width="0.82cm"/>
    </style:style>
    <style:style style:name="Таблица4.B" style:family="table-column">
      <style:table-column-properties style:column-width="3.307cm"/>
    </style:style>
    <style:style style:name="Таблица4.C" style:family="table-column">
      <style:table-column-properties style:column-width="2.408cm"/>
    </style:style>
    <style:style style:name="Таблица4.D" style:family="table-column">
      <style:table-column-properties style:column-width="2.619cm"/>
    </style:style>
    <style:style style:name="Таблица4.E" style:family="table-column">
      <style:table-column-properties style:column-width="2.858cm"/>
    </style:style>
    <style:style style:name="Таблица4.A1" style:family="table-cell">
      <style:table-cell-properties style:vertical-align="middle" fo:padding="0.049cm" fo:border="1pt solid #000000"/>
    </style:style>
    <style:style style:name="Таблица5" style:family="table">
      <style:table-properties style:width="12.012cm" table:align="left"/>
    </style:style>
    <style:style style:name="Таблица5.A" style:family="table-column">
      <style:table-column-properties style:column-width="0.82cm"/>
    </style:style>
    <style:style style:name="Таблица5.B" style:family="table-column">
      <style:table-column-properties style:column-width="3.757cm"/>
    </style:style>
    <style:style style:name="Таблица5.D" style:family="table-column">
      <style:table-column-properties style:column-width="3.678cm"/>
    </style:style>
    <style:style style:name="Таблица5.A1" style:family="table-cell">
      <style:table-cell-properties style:vertical-align="middle" fo:padding="0.049cm" fo:border="1pt solid #000000"/>
    </style:style>
    <style:style style:name="Таблица2" style:family="table">
      <style:table-properties style:width="17.374cm" fo:margin-top="0cm" fo:margin-bottom="0cm" table:align="left" style:writing-mode="lr-tb"/>
    </style:style>
    <style:style style:name="Таблица2.A" style:family="table-column">
      <style:table-column-properties style:column-width="9.098cm"/>
    </style:style>
    <style:style style:name="Таблица2.B" style:family="table-column">
      <style:table-column-properties style:column-width="8.276cm"/>
    </style:style>
    <style:style style:name="Таблица2.1" style:family="table-row">
      <style:table-row-properties style:min-row-height="0.834cm" fo:keep-together="auto"/>
    </style:style>
    <style:style style:name="Таблица2.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2.2" style:family="table-row">
      <style:table-row-properties fo:keep-together="auto"/>
    </style:style>
    <style:style style:name="Таблица2.A2" style:family="table-cell">
      <style:table-cell-properties fo:background-color="transparent" fo:padding-left="0.191cm" fo:padding-right="0.191cm" fo:padding-top="0cm" fo:padding-bottom="0cm" fo:border="none">
        <style:background-image/>
      </style:table-cell-properties>
    </style:style>
    <style:style style:name="Таблица6" style:family="table">
      <style:table-properties style:width="12.012cm" table:align="left"/>
    </style:style>
    <style:style style:name="Таблица6.A" style:family="table-column">
      <style:table-column-properties style:column-width="5.636cm"/>
    </style:style>
    <style:style style:name="Таблица6.B" style:family="table-column">
      <style:table-column-properties style:column-width="6.376cm"/>
    </style:style>
    <style:style style:name="Таблица6.A1" style:family="table-cell">
      <style:table-cell-properties style:vertical-align="middle" fo:padding="0.049cm" fo:border="1pt solid #000000"/>
    </style:style>
    <style:style style:name="Таблица10" style:family="table">
      <style:table-properties style:width="17.374cm" fo:margin-top="0cm" fo:margin-bottom="0cm" table:align="left" style:writing-mode="lr-tb"/>
    </style:style>
    <style:style style:name="Таблица10.A" style:family="table-column">
      <style:table-column-properties style:column-width="9.098cm"/>
    </style:style>
    <style:style style:name="Таблица10.B" style:family="table-column">
      <style:table-column-properties style:column-width="8.276cm"/>
    </style:style>
    <style:style style:name="Таблица10.1" style:family="table-row">
      <style:table-row-properties style:min-row-height="0.834cm" fo:keep-together="auto"/>
    </style:style>
    <style:style style:name="Таблица10.A1" style:family="table-cell">
      <style:table-cell-properties fo:background-color="transparent" fo:padding-left="0.191cm" fo:padding-right="0.191cm" fo:padding-top="0cm" fo:padding-bottom="0cm" fo:border-left="none" fo:border-right="none" fo:border-top="0.5pt solid #000000" fo:border-bottom="none">
        <style:background-image/>
      </style:table-cell-properties>
    </style:style>
    <style:style style:name="Таблица10.2" style:family="table-row">
      <style:table-row-properties fo:keep-together="auto"/>
    </style:style>
    <style:style style:name="Таблица10.A2" style:family="table-cell">
      <style:table-cell-properties fo:background-color="transparent" fo:padding-left="0.191cm" fo:padding-right="0.191cm" fo:padding-top="0cm" fo:padding-bottom="0cm" fo:border="none">
        <style:background-image/>
      </style:table-cell-properties>
    </style:style>
    <style:style style:name="Таблица12" style:family="table">
      <style:table-properties style:width="18.403cm" table:align="left"/>
    </style:style>
    <style:style style:name="Таблица12.A" style:family="table-column">
      <style:table-column-properties style:column-width="18.403cm"/>
    </style:style>
    <style:style style:name="Таблица12.A1" style:family="table-cell">
      <style:table-cell-properties style:vertical-align="middle"/>
    </style:style>
    <style:style style:name="Таблица13" style:family="table">
      <style:table-properties style:width="18.507cm" table:align="margins"/>
    </style:style>
    <style:style style:name="Таблица13.A" style:family="table-column">
      <style:table-column-properties style:column-width="1.602cm" style:rel-column-width="5671*"/>
    </style:style>
    <style:style style:name="Таблица13.B" style:family="table-column">
      <style:table-column-properties style:column-width="8.1cm" style:rel-column-width="28682*"/>
    </style:style>
    <style:style style:name="Таблица13.C" style:family="table-column">
      <style:table-column-properties style:column-width="8.805cm" style:rel-column-width="31182*"/>
    </style:style>
    <style:style style:name="Таблица13.A1" style:family="table-cell">
      <style:table-cell-properties style:vertical-align="middle" fo:padding="0.049cm" fo:border="1pt solid #000000"/>
    </style:style>
    <style:style style:name="Таблица14" style:family="table">
      <style:table-properties style:width="18.3cm" table:align="left"/>
    </style:style>
    <style:style style:name="Таблица14.A" style:family="table-column">
      <style:table-column-properties style:column-width="7.394cm"/>
    </style:style>
    <style:style style:name="Таблица14.B" style:family="table-column">
      <style:table-column-properties style:column-width="2.514cm"/>
    </style:style>
    <style:style style:name="Таблица14.C" style:family="table-column">
      <style:table-column-properties style:column-width="8.393cm"/>
    </style:style>
    <style:style style:name="Таблица14.A1" style:family="table-cell">
      <style:table-cell-properties style:vertical-align="middle"/>
    </style:style>
    <style:style style:name="Таблица14.A2" style:family="table-cell">
      <style:table-cell-properties style:vertical-align="middle" fo:padding-left="0cm" fo:padding-right="0cm" fo:padding-top="0cm" fo:padding-bottom="0.049cm" fo:border-left="none" fo:border-right="none" fo:border-top="none" fo:border-bottom="1pt solid #000000"/>
    </style:style>
    <style:style style:name="Таблица14.A3" style:family="table-cell">
      <style:table-cell-properties style:vertical-align="middle" fo:padding-left="0cm" fo:padding-right="0cm" fo:padding-top="0.049cm" fo:padding-bottom="0cm" fo:border-left="none" fo:border-right="none" fo:border-top="1pt solid #000000" fo:border-bottom="none"/>
    </style:style>
    <style:style style:name="P1" style:family="paragraph" style:parent-style-name="Preformatted_20_Text">
      <style:paragraph-properties fo:margin-left="0cm" fo:margin-right="0cm" fo:margin-top="0cm" fo:margin-bottom="0cm" style:contextual-spacing="false" fo:line-height="100%" fo:text-indent="0cm" style:auto-text-indent="false"/>
      <style:text-properties style:font-name="Times New Roman" fo:font-size="10pt" officeooo:paragraph-rsid="0032ff93" style:font-size-asian="10pt" style:font-size-complex="10pt"/>
    </style:style>
    <style:style style:name="P2" style:family="paragraph" style:parent-style-name="Preformatted_20_Text">
      <style:paragraph-properties fo:margin-left="0cm" fo:margin-right="0cm" fo:margin-top="0cm" fo:margin-bottom="0cm" style:contextual-spacing="false" fo:line-height="100%" fo:text-indent="0cm" style:auto-text-indent="false"/>
      <style:text-properties style:font-name="Times New Roman" fo:font-size="10pt" officeooo:paragraph-rsid="00367d41" style:font-size-asian="10pt" style:font-size-complex="10pt"/>
    </style:style>
    <style:style style:name="P3" style:family="paragraph" style:parent-style-name="Preformatted_20_Text">
      <style:paragraph-properties fo:margin-top="0cm" fo:margin-bottom="0cm" style:contextual-spacing="false" fo:line-height="100%" fo:text-align="center" style:justify-single-word="false"/>
      <style:text-properties style:font-name="Times New Roman" fo:font-size="10pt" officeooo:paragraph-rsid="0032ff93" style:font-size-asian="10pt" style:font-size-complex="10pt"/>
    </style:style>
    <style:style style:name="P4" style:family="paragraph" style:parent-style-name="Preformatted_20_Text">
      <style:paragraph-properties fo:margin-top="0cm" fo:margin-bottom="0cm" style:contextual-spacing="false" fo:line-height="100%" fo:text-align="center" style:justify-single-word="false"/>
      <style:text-properties style:font-name="Times New Roman" fo:font-size="10pt" officeooo:paragraph-rsid="00367d41" style:font-size-asian="10pt" style:font-size-complex="10pt"/>
    </style:style>
    <style:style style:name="P5"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style:font-name="Times New Roman" fo:font-size="10pt" style:font-size-asian="10pt" style:font-size-complex="10pt"/>
    </style:style>
    <style:style style:name="P6" style:family="paragraph" style:parent-style-name="Preformatted_20_Text">
      <style:paragraph-properties fo:margin-left="0cm" fo:margin-right="0cm" fo:margin-top="0cm" fo:margin-bottom="0.499cm" style:contextual-spacing="false" fo:line-height="100%" fo:text-align="center" style:justify-single-word="false" fo:text-indent="0cm" style:auto-text-indent="false"/>
      <style:text-properties style:font-name="Times New Roman" fo:font-size="10pt" style:font-size-asian="10pt" style:font-size-complex="10pt"/>
    </style:style>
    <style:style style:name="P7" style:family="paragraph" style:parent-style-name="Preformatted_20_Text">
      <style:paragraph-properties fo:margin-left="0cm" fo:margin-right="0cm" fo:margin-top="0cm" fo:margin-bottom="0cm" style:contextual-spacing="false" fo:line-height="100%" fo:text-indent="0cm" style:auto-text-indent="false"/>
      <style:text-properties style:font-name="Times New Roman" fo:font-size="10pt" style:font-size-asian="10pt" style:font-size-complex="10pt"/>
    </style:style>
    <style:style style:name="P8"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0pt" style:font-size-asian="10pt" style:font-size-complex="10pt"/>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0pt" officeooo:paragraph-rsid="00367d41" style:font-size-asian="10pt" style:font-size-complex="10pt"/>
    </style:style>
    <style:style style:name="P10" style:family="paragraph" style:parent-style-name="Preformatted_20_Text">
      <style:paragraph-properties fo:margin-left="0cm" fo:margin-right="0cm" fo:margin-top="0cm" fo:margin-bottom="0cm" style:contextual-spacing="false" fo:line-height="100%" fo:text-align="end" style:justify-single-word="false" fo:text-indent="0cm" style:auto-text-indent="false"/>
      <style:text-properties style:font-name="Times New Roman" fo:font-size="10pt" style:font-size-asian="10pt" style:font-size-complex="10pt"/>
    </style:style>
    <style:style style:name="P11" style:family="paragraph" style:parent-style-name="Preformatted_20_Text">
      <style:paragraph-properties fo:margin-left="0cm" fo:margin-right="0cm" fo:margin-top="0cm" fo:margin-bottom="0cm" style:contextual-spacing="false" fo:line-height="100%" fo:text-align="end" style:justify-single-word="false" fo:text-indent="0cm" style:auto-text-indent="false"/>
      <style:text-properties style:font-name="Times New Roman" fo:font-size="10pt" officeooo:paragraph-rsid="0032ff93" style:font-size-asian="10pt" style:font-size-complex="10pt"/>
    </style:style>
    <style:style style:name="P12" style:family="paragraph" style:parent-style-name="Preformatted_20_Text">
      <style:paragraph-properties fo:margin-left="0cm" fo:margin-right="0cm" fo:margin-top="0cm" fo:margin-bottom="0cm" style:contextual-spacing="false" fo:line-height="100%" fo:text-align="end" style:justify-single-word="false" fo:text-indent="0cm" style:auto-text-indent="false"/>
      <style:text-properties style:font-name="Times New Roman" fo:font-size="10pt" officeooo:paragraph-rsid="00367d41" style:font-size-asian="10pt" style:font-size-complex="10pt"/>
    </style:style>
    <style:style style:name="P13" style:family="paragraph" style:parent-style-name="Preformatted_20_Text">
      <style:paragraph-properties fo:margin-left="0cm" fo:margin-right="0cm" fo:margin-top="0cm" fo:margin-bottom="0cm" style:contextual-spacing="false" fo:line-height="100%" fo:text-indent="0cm" style:auto-text-indent="false"/>
      <style:text-properties style:font-name="Times New Roman" fo:font-size="10pt" officeooo:paragraph-rsid="0001e83e" style:font-size-asian="10pt" style:font-size-complex="10pt"/>
    </style:style>
    <style:style style:name="P14" style:family="paragraph" style:parent-style-name="Standard">
      <style:paragraph-properties fo:line-height="100%" fo:text-align="justify" style:justify-single-word="false"/>
      <style:text-properties style:font-name="Times New Roman" fo:font-size="10pt" officeooo:paragraph-rsid="00329c17" style:font-size-asian="10pt" style:font-name-complex="Times New Roman2" style:font-size-complex="10pt"/>
    </style:style>
    <style:style style:name="P15" style:family="paragraph" style:parent-style-name="Standard">
      <style:paragraph-properties fo:line-height="100%" fo:text-align="justify" style:justify-single-word="false" style:snap-to-layout-grid="false"/>
      <style:text-properties style:font-name="Times New Roman" fo:font-size="10pt" officeooo:paragraph-rsid="00329c17" style:font-size-asian="10pt" style:font-name-complex="Times New Roman2" style:font-size-complex="10pt"/>
    </style:style>
    <style:style style:name="P16" style:family="paragraph" style:parent-style-name="Standard">
      <style:paragraph-properties fo:margin-top="0cm" fo:margin-bottom="0cm" style:contextual-spacing="false" fo:line-height="100%" fo:text-align="justify" style:justify-single-word="false" style:snap-to-layout-grid="false"/>
      <style:text-properties style:font-name="Times New Roman" fo:font-size="10pt" officeooo:paragraph-rsid="00329c17" style:font-size-asian="10pt" style:font-name-complex="Times New Roman2" style:font-size-complex="10pt"/>
    </style:style>
    <style:style style:name="P17" style:family="paragraph" style:parent-style-name="Standard">
      <style:paragraph-properties fo:line-height="100%" fo:text-align="justify" style:justify-single-word="false" style:snap-to-layout-grid="false"/>
      <style:text-properties style:font-name="Times New Roman" fo:font-size="10pt" officeooo:paragraph-rsid="00337df8" style:font-size-asian="10pt" style:font-name-complex="Times New Roman2" style:font-size-complex="10pt"/>
    </style:style>
    <style:style style:name="P18" style:family="paragraph" style:parent-style-name="Standard">
      <style:paragraph-properties fo:line-height="100%" fo:text-align="justify" style:justify-single-word="false" style:snap-to-layout-grid="false"/>
      <style:text-properties style:font-name="Times New Roman" fo:font-size="10pt" officeooo:paragraph-rsid="00364089" style:font-size-asian="10pt" style:font-name-complex="Times New Roman2" style:font-size-complex="10pt"/>
    </style:style>
    <style:style style:name="P19" style:family="paragraph" style:parent-style-name="Standard">
      <style:paragraph-properties fo:line-height="100%" fo:text-align="justify" style:justify-single-word="false" style:snap-to-layout-grid="false"/>
      <style:text-properties style:font-name="Times New Roman" fo:font-size="10pt" officeooo:paragraph-rsid="0042b31c" style:font-size-asian="10pt" style:font-name-complex="Times New Roman2" style:font-size-complex="10pt"/>
    </style:style>
    <style:style style:name="P20" style:family="paragraph" style:parent-style-name="Standard">
      <style:paragraph-properties fo:line-height="100%" fo:text-align="justify" style:justify-single-word="false" style:snap-to-layout-grid="false"/>
      <style:text-properties style:font-name="Times New Roman" fo:font-size="10pt" officeooo:paragraph-rsid="004859f2" style:font-size-asian="10pt" style:font-name-complex="Times New Roman2" style:font-size-complex="10pt"/>
    </style:style>
    <style:style style:name="P21" style:family="paragraph" style:parent-style-name="Standard">
      <style:paragraph-properties fo:line-height="100%" fo:text-align="justify" style:justify-single-word="false" style:snap-to-layout-grid="false"/>
      <style:text-properties style:font-name="Times New Roman" fo:font-size="10pt" officeooo:paragraph-rsid="004ef015" style:font-size-asian="10pt" style:font-name-complex="Times New Roman2" style:font-size-complex="10pt"/>
    </style:style>
    <style:style style:name="P22" style:family="paragraph" style:parent-style-name="Standard">
      <style:paragraph-properties fo:line-height="100%" fo:text-align="justify" style:justify-single-word="false"/>
      <style:text-properties style:font-name="Times New Roman" fo:font-size="10pt" officeooo:paragraph-rsid="00337df8" style:font-size-asian="10pt" style:font-name-complex="Times New Roman2" style:font-size-complex="10pt"/>
    </style:style>
    <style:style style:name="P23" style:family="paragraph" style:parent-style-name="Standard">
      <style:paragraph-properties fo:line-height="100%" fo:text-align="justify" style:justify-single-word="false"/>
      <style:text-properties style:font-name="Times New Roman" fo:font-size="10pt" officeooo:paragraph-rsid="00364089" style:font-size-asian="10pt" style:font-name-complex="Times New Roman2" style:font-size-complex="10pt"/>
    </style:style>
    <style:style style:name="P24" style:family="paragraph" style:parent-style-name="Standard">
      <style:paragraph-properties fo:line-height="100%" fo:text-align="justify" style:justify-single-word="false"/>
      <style:text-properties style:font-name="Times New Roman" fo:font-size="10pt" officeooo:paragraph-rsid="0042b31c" style:font-size-asian="10pt" style:font-name-complex="Times New Roman2" style:font-size-complex="10pt"/>
    </style:style>
    <style:style style:name="P25" style:family="paragraph" style:parent-style-name="Standard">
      <style:paragraph-properties fo:line-height="100%" fo:text-align="justify" style:justify-single-word="false"/>
      <style:text-properties style:font-name="Times New Roman" fo:font-size="10pt" officeooo:paragraph-rsid="004859f2" style:font-size-asian="10pt" style:font-name-complex="Times New Roman2" style:font-size-complex="10pt"/>
    </style:style>
    <style:style style:name="P26" style:family="paragraph" style:parent-style-name="Standard">
      <style:paragraph-properties fo:line-height="100%" fo:text-align="justify" style:justify-single-word="false"/>
      <style:text-properties style:font-name="Times New Roman" fo:font-size="10pt" officeooo:paragraph-rsid="004ef015" style:font-size-asian="10pt" style:font-name-complex="Times New Roman2" style:font-size-complex="10pt"/>
    </style:style>
    <style:style style:name="P27" style:family="paragraph" style:parent-style-name="Standard">
      <style:paragraph-properties fo:margin-top="0cm" fo:margin-bottom="0cm" style:contextual-spacing="false" fo:line-height="100%" fo:text-align="justify" style:justify-single-word="false" fo:hyphenation-ladder-count="no-limit" style:snap-to-layout-grid="false"/>
      <style:text-properties style:font-name="Times New Roman" fo:font-size="10pt" officeooo:paragraph-rsid="00329c17" style:font-size-asian="10pt" style:font-name-complex="Times New Roman2" style:font-size-complex="10pt" fo:hyphenate="false" fo:hyphenation-remain-char-count="2" fo:hyphenation-push-char-count="2" loext:hyphenation-no-caps="false"/>
    </style:style>
    <style:style style:name="P28" style:family="paragraph" style:parent-style-name="Standard">
      <style:paragraph-properties fo:line-height="100%" fo:text-align="justify" style:justify-single-word="false"/>
      <style:text-properties style:font-name="Times New Roman" fo:font-size="10pt" officeooo:paragraph-rsid="00329c17" style:font-size-asian="10pt" style:language-asian="ar" style:country-asian="SA" style:font-name-complex="Times New Roman2" style:font-size-complex="10pt"/>
    </style:style>
    <style:style style:name="P29" style:family="paragraph" style:parent-style-name="Standard">
      <style:paragraph-properties fo:line-height="100%" fo:text-align="justify" style:justify-single-word="false"/>
      <style:text-properties style:font-name="Times New Roman" fo:font-size="10pt" officeooo:paragraph-rsid="00337df8" style:font-size-asian="10pt" style:language-asian="ar" style:country-asian="SA" style:font-name-complex="Times New Roman2" style:font-size-complex="10pt"/>
    </style:style>
    <style:style style:name="P30" style:family="paragraph" style:parent-style-name="Standard">
      <style:paragraph-properties fo:line-height="100%" fo:text-align="justify" style:justify-single-word="false"/>
      <style:text-properties style:font-name="Times New Roman" fo:font-size="10pt" officeooo:paragraph-rsid="00364089" style:font-size-asian="10pt" style:language-asian="ar" style:country-asian="SA" style:font-name-complex="Times New Roman2" style:font-size-complex="10pt"/>
    </style:style>
    <style:style style:name="P31" style:family="paragraph" style:parent-style-name="Standard">
      <style:paragraph-properties fo:line-height="100%" fo:text-align="justify" style:justify-single-word="false"/>
      <style:text-properties style:font-name="Times New Roman" fo:font-size="10pt" officeooo:paragraph-rsid="0042b31c" style:font-size-asian="10pt" style:language-asian="ar" style:country-asian="SA" style:font-name-complex="Times New Roman2" style:font-size-complex="10pt"/>
    </style:style>
    <style:style style:name="P32" style:family="paragraph" style:parent-style-name="Standard">
      <style:paragraph-properties fo:line-height="100%" fo:text-align="justify" style:justify-single-word="false"/>
      <style:text-properties style:font-name="Times New Roman" fo:font-size="10pt" officeooo:paragraph-rsid="004859f2" style:font-size-asian="10pt" style:language-asian="ar" style:country-asian="SA" style:font-name-complex="Times New Roman2" style:font-size-complex="10pt"/>
    </style:style>
    <style:style style:name="P33" style:family="paragraph" style:parent-style-name="Standard">
      <style:paragraph-properties fo:line-height="100%" fo:text-align="justify" style:justify-single-word="false"/>
      <style:text-properties style:font-name="Times New Roman" fo:font-size="10pt" officeooo:paragraph-rsid="004ef015" style:font-size-asian="10pt" style:language-asian="ar" style:country-asian="SA" style:font-name-complex="Times New Roman2" style:font-size-complex="10pt"/>
    </style:style>
    <style:style style:name="P34" style:family="paragraph" style:parent-style-name="Standard">
      <style:paragraph-properties fo:line-height="100%" fo:text-align="center" style:justify-single-word="false"/>
      <style:text-properties style:font-name="Times New Roman" fo:font-size="10pt" fo:font-weight="bold" officeooo:paragraph-rsid="00329c17" style:font-size-asian="10pt" style:font-weight-asian="bold" style:font-name-complex="Times New Roman2" style:font-size-complex="10pt"/>
    </style:style>
    <style:style style:name="P35" style:family="paragraph" style:parent-style-name="Standard">
      <style:paragraph-properties fo:line-height="100%" fo:text-align="center" style:justify-single-word="false" style:snap-to-layout-grid="false"/>
      <style:text-properties style:font-name="Times New Roman" fo:font-size="10pt" fo:font-weight="bold" officeooo:paragraph-rsid="00329c17" style:font-size-asian="10pt" style:font-weight-asian="bold" style:font-name-complex="Times New Roman2" style:font-size-complex="10pt"/>
    </style:style>
    <style:style style:name="P36" style:family="paragraph" style:parent-style-name="Standard">
      <style:paragraph-properties fo:line-height="100%" fo:text-align="center" style:justify-single-word="false" style:snap-to-layout-grid="false"/>
      <style:text-properties style:font-name="Times New Roman" fo:font-size="10pt" fo:font-weight="bold" officeooo:paragraph-rsid="00337df8" style:font-size-asian="10pt" style:font-weight-asian="bold" style:font-name-complex="Times New Roman2" style:font-size-complex="10pt"/>
    </style:style>
    <style:style style:name="P37" style:family="paragraph" style:parent-style-name="Standard">
      <style:paragraph-properties fo:line-height="100%" fo:text-align="center" style:justify-single-word="false" style:snap-to-layout-grid="false"/>
      <style:text-properties style:font-name="Times New Roman" fo:font-size="10pt" fo:font-weight="bold" officeooo:paragraph-rsid="00364089" style:font-size-asian="10pt" style:font-weight-asian="bold" style:font-name-complex="Times New Roman2" style:font-size-complex="10pt"/>
    </style:style>
    <style:style style:name="P38" style:family="paragraph" style:parent-style-name="Standard">
      <style:paragraph-properties fo:line-height="100%" fo:text-align="center" style:justify-single-word="false" style:snap-to-layout-grid="false"/>
      <style:text-properties style:font-name="Times New Roman" fo:font-size="10pt" fo:font-weight="bold" officeooo:paragraph-rsid="0042b31c" style:font-size-asian="10pt" style:font-weight-asian="bold" style:font-name-complex="Times New Roman2" style:font-size-complex="10pt"/>
    </style:style>
    <style:style style:name="P39" style:family="paragraph" style:parent-style-name="Standard">
      <style:paragraph-properties fo:line-height="100%" fo:text-align="center" style:justify-single-word="false" style:snap-to-layout-grid="false"/>
      <style:text-properties style:font-name="Times New Roman" fo:font-size="10pt" fo:font-weight="bold" officeooo:paragraph-rsid="004859f2" style:font-size-asian="10pt" style:font-weight-asian="bold" style:font-name-complex="Times New Roman2" style:font-size-complex="10pt"/>
    </style:style>
    <style:style style:name="P40" style:family="paragraph" style:parent-style-name="Standard">
      <style:paragraph-properties fo:line-height="100%" fo:text-align="center" style:justify-single-word="false" style:snap-to-layout-grid="false"/>
      <style:text-properties style:font-name="Times New Roman" fo:font-size="10pt" fo:font-weight="bold" officeooo:paragraph-rsid="004ef015" style:font-size-asian="10pt" style:font-weight-asian="bold" style:font-name-complex="Times New Roman2" style:font-size-complex="10pt"/>
    </style:style>
    <style:style style:name="P41" style:family="paragraph" style:parent-style-name="Standard">
      <style:paragraph-properties fo:line-height="100%" fo:text-align="center" style:justify-single-word="false"/>
      <style:text-properties style:font-name="Times New Roman" fo:font-size="10pt" fo:font-weight="bold" officeooo:paragraph-rsid="00337df8" style:font-size-asian="10pt" style:font-weight-asian="bold" style:font-name-complex="Times New Roman2" style:font-size-complex="10pt"/>
    </style:style>
    <style:style style:name="P42" style:family="paragraph" style:parent-style-name="Standard">
      <style:paragraph-properties fo:line-height="100%" fo:text-align="center" style:justify-single-word="false"/>
      <style:text-properties style:font-name="Times New Roman" fo:font-size="10pt" fo:font-weight="bold" officeooo:paragraph-rsid="00364089" style:font-size-asian="10pt" style:font-weight-asian="bold" style:font-name-complex="Times New Roman2" style:font-size-complex="10pt"/>
    </style:style>
    <style:style style:name="P43" style:family="paragraph" style:parent-style-name="Standard">
      <style:paragraph-properties fo:line-height="100%" fo:text-align="center" style:justify-single-word="false"/>
      <style:text-properties style:font-name="Times New Roman" fo:font-size="10pt" fo:font-weight="bold" officeooo:paragraph-rsid="0042b31c" style:font-size-asian="10pt" style:font-weight-asian="bold" style:font-name-complex="Times New Roman2" style:font-size-complex="10pt"/>
    </style:style>
    <style:style style:name="P44" style:family="paragraph" style:parent-style-name="Standard">
      <style:paragraph-properties fo:line-height="100%" fo:text-align="center" style:justify-single-word="false"/>
      <style:text-properties style:font-name="Times New Roman" fo:font-size="10pt" fo:font-weight="bold" officeooo:paragraph-rsid="004859f2" style:font-size-asian="10pt" style:font-weight-asian="bold" style:font-name-complex="Times New Roman2" style:font-size-complex="10pt"/>
    </style:style>
    <style:style style:name="P45" style:family="paragraph" style:parent-style-name="Standard">
      <style:paragraph-properties fo:line-height="100%" fo:text-align="center" style:justify-single-word="false"/>
      <style:text-properties style:font-name="Times New Roman" fo:font-size="10pt" fo:font-weight="bold" officeooo:paragraph-rsid="004ef015" style:font-size-asian="10pt" style:font-weight-asian="bold" style:font-name-complex="Times New Roman2" style:font-size-complex="10pt"/>
    </style:style>
    <style:style style:name="P46" style:family="paragraph" style:parent-style-name="Preformatted_20_Text">
      <style:paragraph-properties fo:margin-top="0cm" fo:margin-bottom="0cm" style:contextual-spacing="false" fo:line-height="100%" fo:text-align="center" style:justify-single-word="false"/>
      <style:text-properties style:font-name="Times New Roman" fo:font-size="8pt" style:font-size-asian="8pt" style:font-size-complex="8pt"/>
    </style:style>
    <style:style style:name="P47" style:family="paragraph" style:parent-style-name="Preformatted_20_Text">
      <style:paragraph-properties fo:margin-left="0cm" fo:margin-right="0cm" fo:margin-top="0cm" fo:margin-bottom="0cm" style:contextual-spacing="false" fo:line-height="100%" fo:text-indent="0cm" style:auto-text-indent="false"/>
      <style:text-properties fo:font-size="10pt" style:font-size-asian="10pt" style:font-size-complex="10pt"/>
    </style:style>
    <style:style style:name="P48" style:family="paragraph" style:parent-style-name="Preformatted_20_Text">
      <style:paragraph-properties fo:margin-left="0cm" fo:margin-right="0cm" fo:margin-top="0cm" fo:margin-bottom="0.499cm" style:contextual-spacing="false" fo:line-height="100%" fo:text-indent="0cm" style:auto-text-indent="false"/>
      <style:text-properties fo:font-size="10pt" style:font-size-asian="10pt" style:font-size-complex="10pt"/>
    </style:style>
    <style:style style:name="P49" style:family="paragraph" style:parent-style-name="Preformatted_20_Text">
      <style:paragraph-properties fo:margin-left="0cm" fo:margin-right="0cm" fo:margin-top="0cm" fo:margin-bottom="0cm" style:contextual-spacing="false" fo:line-height="100%" fo:text-align="justify" style:justify-single-word="false" fo:text-indent="0cm" style:auto-text-indent="false"/>
      <style:text-properties fo:font-size="10pt" officeooo:paragraph-rsid="00209ca8" style:font-size-asian="10pt" style:font-size-complex="10pt"/>
    </style:style>
    <style:style style:name="P50" style:family="paragraph" style:parent-style-name="Standard">
      <style:paragraph-properties fo:line-height="100%" fo:text-align="justify" style:justify-single-word="false"/>
      <style:text-properties fo:font-size="10pt" style:font-size-asian="10pt" style:font-size-complex="10pt"/>
    </style:style>
    <style:style style:name="P51" style:family="paragraph" style:parent-style-name="Standard">
      <style:paragraph-properties fo:line-height="100%" fo:text-align="justify" style:justify-single-word="false"/>
      <style:text-properties fo:font-size="10pt" officeooo:paragraph-rsid="00329c17" style:font-size-asian="10pt" style:font-size-complex="10pt"/>
    </style:style>
    <style:style style:name="P52" style:family="paragraph" style:parent-style-name="Standard">
      <style:paragraph-properties fo:line-height="100%" fo:text-align="justify" style:justify-single-word="false"/>
      <style:text-properties fo:font-size="10pt" officeooo:paragraph-rsid="00337df8" style:font-size-asian="10pt" style:font-size-complex="10pt"/>
    </style:style>
    <style:style style:name="P53" style:family="paragraph" style:parent-style-name="Standard">
      <style:paragraph-properties fo:line-height="100%" fo:text-align="justify" style:justify-single-word="false"/>
      <style:text-properties fo:font-size="10pt" officeooo:paragraph-rsid="00364089" style:font-size-asian="10pt" style:font-size-complex="10pt"/>
    </style:style>
    <style:style style:name="P54" style:family="paragraph" style:parent-style-name="Standard">
      <style:paragraph-properties fo:line-height="100%" fo:text-align="justify" style:justify-single-word="false"/>
      <style:text-properties fo:font-size="10pt" officeooo:paragraph-rsid="0042b31c" style:font-size-asian="10pt" style:font-size-complex="10pt"/>
    </style:style>
    <style:style style:name="P55" style:family="paragraph" style:parent-style-name="Text_20_body">
      <style:paragraph-properties fo:line-height="100%" fo:text-align="justify" style:justify-single-word="false"/>
      <style:text-properties fo:font-size="10pt" officeooo:paragraph-rsid="0042b31c" style:font-size-asian="10pt" style:font-size-complex="10pt"/>
    </style:style>
    <style:style style:name="P56" style:family="paragraph" style:parent-style-name="Standard">
      <style:paragraph-properties fo:line-height="100%" fo:text-align="justify" style:justify-single-word="false"/>
      <style:text-properties fo:font-size="10pt" officeooo:paragraph-rsid="004859f2" style:font-size-asian="10pt" style:font-size-complex="10pt"/>
    </style:style>
    <style:style style:name="P57" style:family="paragraph" style:parent-style-name="Standard">
      <style:paragraph-properties fo:line-height="100%" fo:text-align="justify" style:justify-single-word="false"/>
      <style:text-properties fo:font-size="10pt" officeooo:paragraph-rsid="004ef015" style:font-size-asian="10pt" style:font-size-complex="10pt"/>
    </style:style>
    <style:style style:name="P58" style:family="paragraph" style:parent-style-name="Standard">
      <style:paragraph-properties fo:margin-top="0cm" fo:margin-bottom="0cm" style:contextual-spacing="false" fo:line-height="100%" fo:text-align="justify" style:justify-single-word="false" fo:hyphenation-ladder-count="no-limit" style:snap-to-layout-grid="false"/>
      <style:text-properties fo:font-size="10pt" officeooo:paragraph-rsid="00329c17" style:font-size-asian="10pt" style:font-size-complex="10pt" fo:hyphenate="false" fo:hyphenation-remain-char-count="2" fo:hyphenation-push-char-count="2" loext:hyphenation-no-caps="false"/>
    </style:style>
    <style:style style:name="P59" style:family="paragraph" style:parent-style-name="Text_20_body">
      <style:paragraph-properties fo:margin-left="0cm" fo:margin-right="0cm" fo:line-height="100%" fo:text-align="justify" style:justify-single-word="false" fo:text-indent="0.953cm" style:auto-text-indent="false"/>
      <style:text-properties fo:font-size="10pt" style:font-size-asian="10pt" style:font-size-complex="10pt"/>
    </style:style>
    <style:style style:name="P60" style:family="paragraph" style:parent-style-name="Text_20_body">
      <style:paragraph-properties fo:line-height="100%" fo:text-align="justify" style:justify-single-word="false"/>
      <style:text-properties fo:font-size="10pt" style:font-size-asian="10pt" style:font-size-complex="10pt"/>
    </style:style>
    <style:style style:name="P61"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329c17" style:font-size-asian="10pt" style:font-size-complex="10pt"/>
    </style:style>
    <style:style style:name="P62" style:family="paragraph" style:parent-style-name="Preformatted_20_Text">
      <style:paragraph-properties fo:margin-left="0cm" fo:margin-right="0cm" fo:margin-top="0cm" fo:margin-bottom="0cm" style:contextual-spacing="false" fo:line-height="100%" fo:text-align="center" style:justify-single-word="false" fo:text-indent="0cm" style:auto-text-indent="false"/>
      <style:text-properties fo:font-size="10pt" style:font-size-asian="10pt" style:font-size-complex="10pt"/>
    </style:style>
    <style:style style:name="P63" style:family="paragraph" style:parent-style-name="Preformatted_20_Text">
      <style:paragraph-properties fo:margin-left="0cm" fo:margin-right="0cm" fo:margin-top="0cm" fo:margin-bottom="0.499cm" style:contextual-spacing="false" fo:line-height="100%" fo:text-align="center" style:justify-single-word="false" fo:text-indent="0cm" style:auto-text-indent="false"/>
      <style:text-properties fo:font-size="10pt" style:font-size-asian="10pt" style:font-size-complex="10pt"/>
    </style:style>
    <style:style style:name="P64" style:family="paragraph" style:parent-style-name="Table_20_Contents">
      <style:paragraph-properties fo:line-height="100%" fo:text-align="center" style:justify-single-word="false"/>
      <style:text-properties fo:font-size="10pt" style:font-size-asian="10pt" style:font-size-complex="10pt"/>
    </style:style>
    <style:style style:name="P65" style:family="paragraph" style:parent-style-name="Standard">
      <style:paragraph-properties fo:line-height="100%" fo:text-align="center" style:justify-single-word="false"/>
      <style:text-properties fo:font-size="10pt" style:font-size-asian="10pt" style:font-size-complex="10pt"/>
    </style:style>
    <style:style style:name="P66" style:family="paragraph" style:parent-style-name="Text_20_body">
      <style:paragraph-properties fo:line-height="100%" fo:text-align="center" style:justify-single-word="false"/>
      <style:text-properties fo:font-size="10pt" style:font-size-asian="10pt" style:font-size-complex="10pt"/>
    </style:style>
    <style:style style:name="P67"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337df8" style:font-size-asian="10pt" style:font-size-complex="10pt"/>
    </style:style>
    <style:style style:name="P68"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364089" style:font-size-asian="10pt" style:font-size-complex="10pt"/>
    </style:style>
    <style:style style:name="P69"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367d41" style:font-size-asian="10pt" style:font-size-complex="10pt"/>
    </style:style>
    <style:style style:name="P70"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42b31c" style:font-size-asian="10pt" style:font-size-complex="10pt"/>
    </style:style>
    <style:style style:name="P71"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4859f2" style:font-size-asian="10pt" style:font-size-complex="10pt"/>
    </style:style>
    <style:style style:name="P72" style:family="paragraph" style:parent-style-name="Preformatted_20_Text">
      <style:paragraph-properties fo:margin-left="0cm" fo:margin-right="0cm" fo:margin-top="0cm" fo:margin-bottom="0cm" style:contextual-spacing="false" fo:line-height="100%" fo:text-indent="0cm" style:auto-text-indent="false"/>
      <style:text-properties fo:font-size="10pt" officeooo:paragraph-rsid="004ef015" style:font-size-asian="10pt" style:font-size-complex="10pt"/>
    </style:style>
    <style:style style:name="P73" style:family="paragraph" style:parent-style-name="Table_20_Contents">
      <style:paragraph-properties fo:line-height="100%"/>
      <style:text-properties fo:font-size="10pt" style:font-size-asian="10pt" style:font-size-complex="10pt"/>
    </style:style>
    <style:style style:name="P74" style:family="paragraph" style:parent-style-name="Standard">
      <style:paragraph-properties fo:line-height="100%"/>
      <style:text-properties fo:font-size="10pt" officeooo:paragraph-rsid="00401528" style:font-size-asian="10pt" style:font-size-complex="10pt"/>
    </style:style>
    <style:style style:name="P75" style:family="paragraph" style:parent-style-name="Text_20_body">
      <style:paragraph-properties fo:line-height="100%"/>
      <style:text-properties fo:font-size="10pt" style:font-size-asian="10pt" style:font-size-complex="10pt"/>
    </style:style>
    <style:style style:name="P76" style:family="paragraph" style:parent-style-name="Text_20_body">
      <style:paragraph-properties fo:line-height="100%" fo:text-align="end" style:justify-single-word="false"/>
      <style:text-properties fo:font-size="10pt" style:font-size-asian="10pt" style:font-size-complex="10pt"/>
    </style:style>
    <style:style style:name="P77" style:family="paragraph" style:parent-style-name="Table_20_Contents">
      <style:paragraph-properties fo:line-height="100%"/>
      <style:text-properties style:font-name="Times New Roman1" fo:font-size="10pt" style:font-size-asian="10pt" style:font-size-complex="10pt"/>
    </style:style>
    <style:style style:name="P78" style:family="paragraph" style:parent-style-name="Table_20_Contents">
      <style:paragraph-properties fo:line-height="100%" fo:text-align="center" style:justify-single-word="false"/>
      <style:text-properties style:font-name="Times New Roman1" fo:font-size="10pt" style:font-size-asian="10pt" style:font-size-complex="10pt"/>
    </style:style>
    <style:style style:name="P79" style:family="paragraph" style:parent-style-name="Standard">
      <style:paragraph-properties fo:line-height="100%" fo:text-align="center" style:justify-single-word="false"/>
      <style:text-properties style:font-name="Times New Roman1" fo:font-size="10pt" style:font-size-asian="10pt" style:font-size-complex="10pt"/>
    </style:style>
    <style:style style:name="P80" style:family="paragraph" style:parent-style-name="Text_20_body">
      <style:paragraph-properties fo:line-height="100%" fo:text-align="center" style:justify-single-word="false"/>
      <style:text-properties style:font-name="Times New Roman1" fo:font-size="10pt" style:font-size-asian="10pt" style:font-size-complex="10pt"/>
    </style:style>
    <style:style style:name="P81" style:family="paragraph" style:parent-style-name="Text_20_body">
      <style:paragraph-properties fo:line-height="100%" fo:text-align="center" style:justify-single-word="false"/>
      <style:text-properties style:font-name="Times New Roman1" fo:font-size="10pt" officeooo:paragraph-rsid="00231c58" style:font-size-asian="10pt" style:font-size-complex="10pt"/>
    </style:style>
    <style:style style:name="P82" style:family="paragraph" style:parent-style-name="Text_20_body">
      <style:paragraph-properties fo:line-height="100%" fo:text-align="center" style:justify-single-word="false"/>
      <style:text-properties style:font-name="Times New Roman1" fo:font-size="10pt" officeooo:paragraph-rsid="0029c13b" style:font-size-asian="10pt" style:font-size-complex="10pt"/>
    </style:style>
    <style:style style:name="P83" style:family="paragraph" style:parent-style-name="Table_20_Contents">
      <style:paragraph-properties fo:line-height="100%" fo:text-align="justify" style:justify-single-word="false"/>
      <style:text-properties style:font-name="Times New Roman1" fo:font-size="10pt" fo:font-weight="normal" style:font-size-asian="10pt" style:font-size-complex="10pt"/>
    </style:style>
    <style:style style:name="P84" style:family="paragraph" style:parent-style-name="Text_20_body">
      <style:paragraph-properties fo:margin-left="0cm" fo:margin-right="0cm" fo:line-height="100%" fo:text-align="justify" style:justify-single-word="false" fo:text-indent="0.953cm" style:auto-text-indent="false"/>
      <style:text-properties style:font-name="Times New Roman1" fo:font-size="10pt" fo:font-weight="normal" style:font-size-asian="10pt" style:font-size-complex="10pt"/>
    </style:style>
    <style:style style:name="P85" style:family="paragraph" style:parent-style-name="Standard">
      <style:paragraph-properties fo:line-height="100%" fo:text-align="end" style:justify-single-word="false"/>
      <style:text-properties style:font-name="Times New Roman1" fo:font-size="10pt" fo:font-weight="normal" style:font-size-asian="10pt" style:font-size-complex="10pt"/>
    </style:style>
    <style:style style:name="P86"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style:font-name="Times New Roman1" fo:font-size="10pt" fo:font-weight="normal" officeooo:paragraph-rsid="004ef015" style:font-size-asian="10pt" style:font-size-complex="10pt"/>
    </style:style>
    <style:style style:name="P87" style:family="paragraph" style:parent-style-name="Text_20_body">
      <style:paragraph-properties fo:line-height="100%" fo:text-align="end" style:justify-single-word="false"/>
      <style:text-properties style:font-name="Times New Roman1" fo:font-size="10pt" fo:font-weight="normal" style:font-size-asian="10pt" style:font-size-complex="10pt"/>
    </style:style>
    <style:style style:name="P88" style:family="paragraph" style:parent-style-name="Text_20_body">
      <style:paragraph-properties fo:line-height="100%" fo:text-align="center" style:justify-single-word="false"/>
      <style:text-properties style:font-name="Times New Roman1" fo:font-size="10pt" fo:font-weight="normal" style:font-size-asian="10pt" style:font-size-complex="10pt"/>
    </style:style>
    <style:style style:name="P89" style:family="paragraph" style:parent-style-name="Standard">
      <style:paragraph-properties fo:text-align="end" style:justify-single-word="false"/>
      <style:text-properties style:font-name="Times New Roman1" fo:font-size="10pt" fo:font-weight="normal" officeooo:paragraph-rsid="005af807" style:font-size-asian="10pt" style:font-size-complex="10pt"/>
    </style:style>
    <style:style style:name="P90" style:family="paragraph" style:parent-style-name="Standard">
      <style:paragraph-properties fo:text-align="center" style:justify-single-word="false"/>
      <style:text-properties style:font-name="Times New Roman1" fo:font-size="12pt"/>
    </style:style>
    <style:style style:name="P91" style:family="paragraph" style:parent-style-name="Standard">
      <style:paragraph-properties fo:text-align="end" style:justify-single-word="false"/>
      <style:text-properties officeooo:paragraph-rsid="005af807"/>
    </style:style>
    <style:style style:name="P92" style:family="paragraph" style:parent-style-name="Standard">
      <style:paragraph-properties fo:margin-left="0cm" fo:margin-right="0cm" fo:line-height="100%" fo:text-align="justify" style:justify-single-word="false" fo:text-indent="0.953cm" style:auto-text-indent="false"/>
    </style:style>
    <style:style style:name="P93" style:family="paragraph" style:parent-style-name="Text_20_body">
      <style:paragraph-properties fo:margin-left="0cm" fo:margin-right="0cm" fo:line-height="100%" fo:text-align="justify" style:justify-single-word="false" fo:text-indent="0.953cm" style:auto-text-indent="false"/>
    </style:style>
    <style:style style:name="P94" style:family="paragraph" style:parent-style-name="Text_20_body">
      <style:paragraph-properties fo:margin-left="0cm" fo:margin-right="0cm" fo:line-height="100%" fo:text-align="justify" style:justify-single-word="false" fo:text-indent="0.953cm" style:auto-text-indent="false"/>
      <style:text-properties officeooo:paragraph-rsid="0018881f"/>
    </style:style>
    <style:style style:name="P95" style:family="paragraph" style:parent-style-name="Preformatted_20_Text" style:list-style-name="L1">
      <style:paragraph-properties fo:margin-top="0cm" fo:margin-bottom="0cm" style:contextual-spacing="false" fo:line-height="100%"/>
      <style:text-properties style:font-name="Times New Roman" fo:font-size="10pt" officeooo:paragraph-rsid="0032ff93" style:font-size-asian="10pt" style:font-size-complex="10pt"/>
    </style:style>
    <style:style style:name="P96" style:family="paragraph" style:parent-style-name="Preformatted_20_Text" style:list-style-name="L1">
      <style:paragraph-properties fo:margin-top="0cm" fo:margin-bottom="0cm" style:contextual-spacing="false" fo:line-height="100%"/>
      <style:text-properties style:font-name="Times New Roman" fo:font-size="10pt" officeooo:paragraph-rsid="00367d41" style:font-size-asian="10pt" style:font-size-complex="10pt"/>
    </style:style>
    <style:style style:name="P97" style:family="paragraph" style:parent-style-name="Standard">
      <style:paragraph-properties fo:margin-top="0cm" fo:margin-bottom="0cm" style:contextual-spacing="false" fo:line-height="100%" fo:text-align="justify" style:justify-single-word="false" fo:hyphenation-ladder-count="no-limit" style:snap-to-layout-grid="false"/>
      <style:text-properties officeooo:paragraph-rsid="00329c17" fo:hyphenate="false" fo:hyphenation-remain-char-count="2" fo:hyphenation-push-char-count="2" loext:hyphenation-no-caps="false"/>
    </style:style>
    <style:style style:name="T1" style:family="text">
      <style:text-properties fo:color="#0000ff" loext:opacity="100%" style:text-line-through-style="none" style:text-line-through-type="none" style:font-name="Times New Roman1" fo:font-size="10pt" fo:language="ru" fo:country="RU" style:text-underline-style="none" style:text-blinking="false" style:font-size-asian="10pt" style:font-size-complex="10pt"/>
    </style:style>
    <style:style style:name="T2" style:family="text">
      <style:text-properties fo:color="#0000ff" loext:opacity="100%" style:text-line-through-style="none" style:text-line-through-type="none" style:font-name="Times New Roman1" fo:font-size="10pt" style:text-underline-style="none" fo:font-weight="normal" style:text-blinking="false" style:font-size-asian="10pt" style:font-size-complex="10pt"/>
    </style:style>
    <style:style style:name="T3" style:family="text">
      <style:text-properties style:font-name="Times New Roman1" fo:font-size="12pt"/>
    </style:style>
    <style:style style:name="T4" style:family="text">
      <style:text-properties style:font-name="Times New Roman1" fo:font-size="10pt" style:font-size-asian="10pt" style:font-size-complex="10pt"/>
    </style:style>
    <style:style style:name="T5" style:family="text">
      <style:text-properties style:font-name="Times New Roman1" fo:font-size="10pt" officeooo:rsid="007f4e56" style:font-size-asian="10pt" style:font-size-complex="10pt"/>
    </style:style>
    <style:style style:name="T6" style:family="text">
      <style:text-properties style:font-name="Times New Roman1" fo:font-size="10pt" fo:font-weight="normal" style:font-size-asian="10pt" style:font-size-complex="10pt"/>
    </style:style>
    <style:style style:name="T7" style:family="text">
      <style:text-properties style:font-name="Times New Roman1" fo:font-size="10pt" fo:language="ru" fo:country="RU" fo:font-weight="normal" style:font-size-asian="10pt" style:font-size-complex="10pt"/>
    </style:style>
    <style:style style:name="T8" style:family="text">
      <style:text-properties style:font-name="Times New Roman1" fo:font-size="10pt" fo:language="ru" fo:country="RU" fo:font-weight="normal" officeooo:rsid="0004ce1e" style:font-size-asian="10pt" style:font-size-complex="10pt"/>
    </style:style>
    <style:style style:name="T9" style:family="text">
      <style:text-properties style:font-name="Times New Roman1" fo:font-size="10pt" fo:language="ru" fo:country="RU" fo:font-weight="normal" officeooo:rsid="0050ac0b" style:font-size-asian="10pt" style:font-size-complex="10pt"/>
    </style:style>
    <style:style style:name="T10" style:family="text">
      <style:text-properties style:font-name="Times New Roman1" fo:font-size="10pt" fo:language="ru" fo:country="RU" fo:font-weight="normal" officeooo:rsid="000efe06" style:font-size-asian="10pt" style:font-size-complex="10pt"/>
    </style:style>
    <style:style style:name="T11" style:family="text">
      <style:text-properties style:font-name="Times New Roman1" fo:font-size="10pt" fo:language="ru" fo:country="RU" fo:font-weight="normal" officeooo:rsid="0018881f" style:font-size-asian="10pt" style:font-size-complex="10pt"/>
    </style:style>
    <style:style style:name="T12" style:family="text">
      <style:text-properties style:font-name="Times New Roman1" fo:font-size="10pt" fo:language="ru" fo:country="RU" fo:font-weight="normal" officeooo:rsid="001ad7c5" style:font-size-asian="10pt" style:font-size-complex="10pt"/>
    </style:style>
    <style:style style:name="T13" style:family="text">
      <style:text-properties style:font-name="Times New Roman1" fo:font-size="10pt" fo:language="ru" fo:country="RU" fo:font-weight="normal" officeooo:rsid="001bd65f" style:font-size-asian="10pt" style:font-size-complex="10pt"/>
    </style:style>
    <style:style style:name="T14" style:family="text">
      <style:text-properties style:font-name="Times New Roman1" fo:font-size="10pt" fo:language="ru" fo:country="RU" fo:font-weight="normal" officeooo:rsid="0027d584" style:font-size-asian="10pt" style:font-size-complex="10pt"/>
    </style:style>
    <style:style style:name="T15" style:family="text">
      <style:text-properties style:font-name="Times New Roman1" fo:font-size="10pt" fo:language="ru" fo:country="RU" fo:font-weight="normal" officeooo:rsid="0028b93f" style:font-size-asian="10pt" style:font-size-complex="10pt"/>
    </style:style>
    <style:style style:name="T16" style:family="text">
      <style:text-properties style:font-name="Times New Roman1" fo:font-size="10pt" fo:language="ru" fo:country="RU" fo:font-weight="normal" officeooo:rsid="0030da0f" style:font-size-asian="10pt" style:font-size-complex="10pt"/>
    </style:style>
    <style:style style:name="T17" style:family="text">
      <style:text-properties style:font-name="Times New Roman1" fo:font-weight="normal"/>
    </style:style>
    <style:style style:name="T18" style:family="text">
      <style:text-properties style:font-name="Times New Roman1" fo:language="ru" fo:country="RU" fo:font-weight="normal" officeooo:rsid="001f98bc"/>
    </style:style>
    <style:style style:name="T19" style:family="text">
      <style:text-properties style:font-name="Times New Roman1" fo:language="ru" fo:country="RU" fo:font-weight="normal" officeooo:rsid="0023eeb1"/>
    </style:style>
    <style:style style:name="T20" style:family="text">
      <style:text-properties fo:font-weight="normal" style:font-weight-asian="normal" style:font-weight-complex="normal"/>
    </style:style>
    <style:style style:name="T21" style:family="text">
      <style:text-properties fo:language="ru" fo:country="RU"/>
    </style:style>
    <style:style style:name="T22" style:family="text">
      <style:text-properties fo:language="ru" fo:country="RU" officeooo:rsid="0001e83e"/>
    </style:style>
    <style:style style:name="T23" style:family="text">
      <style:text-properties fo:language="ru" fo:country="RU" officeooo:rsid="0002a065"/>
    </style:style>
    <style:style style:name="T24" style:family="text">
      <style:text-properties fo:language="ru" fo:country="RU" officeooo:rsid="0004ce1e"/>
    </style:style>
    <style:style style:name="T25" style:family="text">
      <style:text-properties fo:language="ru" fo:country="RU" officeooo:rsid="000c001b"/>
    </style:style>
    <style:style style:name="T26" style:family="text">
      <style:text-properties fo:language="ru" fo:country="RU" officeooo:rsid="000c9e57"/>
    </style:style>
    <style:style style:name="T27" style:family="text">
      <style:text-properties fo:language="ru" fo:country="RU" officeooo:rsid="000ee2fd"/>
    </style:style>
    <style:style style:name="T28" style:family="text">
      <style:text-properties fo:language="ru" fo:country="RU" officeooo:rsid="0012f508"/>
    </style:style>
    <style:style style:name="T29" style:family="text">
      <style:text-properties fo:language="ru" fo:country="RU" officeooo:rsid="0014bc68"/>
    </style:style>
    <style:style style:name="T30" style:family="text">
      <style:text-properties fo:language="ru" fo:country="RU" officeooo:rsid="0014e3d1"/>
    </style:style>
    <style:style style:name="T31" style:family="text">
      <style:text-properties fo:language="ru" fo:country="RU" officeooo:rsid="0018881f"/>
    </style:style>
    <style:style style:name="T32" style:family="text">
      <style:text-properties fo:language="ru" fo:country="RU" officeooo:rsid="00198241"/>
    </style:style>
    <style:style style:name="T33" style:family="text">
      <style:text-properties fo:language="ru" fo:country="RU" officeooo:rsid="001dd48f"/>
    </style:style>
    <style:style style:name="T34" style:family="text">
      <style:text-properties fo:language="ru" fo:country="RU" officeooo:rsid="001ff6b1"/>
    </style:style>
    <style:style style:name="T35" style:family="text">
      <style:text-properties fo:language="ru" fo:country="RU" officeooo:rsid="002228d7"/>
    </style:style>
    <style:style style:name="T36" style:family="text">
      <style:text-properties fo:language="ru" fo:country="RU" officeooo:rsid="00231c58"/>
    </style:style>
    <style:style style:name="T37" style:family="text">
      <style:text-properties fo:language="ru" fo:country="RU" officeooo:rsid="0023eeb1"/>
    </style:style>
    <style:style style:name="T38" style:family="text">
      <style:text-properties fo:language="ru" fo:country="RU" officeooo:rsid="00253068"/>
    </style:style>
    <style:style style:name="T39" style:family="text">
      <style:text-properties fo:language="ru" fo:country="RU" officeooo:rsid="0026709d"/>
    </style:style>
    <style:style style:name="T40" style:family="text">
      <style:text-properties fo:language="ru" fo:country="RU" officeooo:rsid="002739d0"/>
    </style:style>
    <style:style style:name="T41" style:family="text">
      <style:text-properties fo:language="ru" fo:country="RU" officeooo:rsid="0028b93f"/>
    </style:style>
    <style:style style:name="T42" style:family="text">
      <style:text-properties fo:language="ru" fo:country="RU" officeooo:rsid="0029c13b"/>
    </style:style>
    <style:style style:name="T43" style:family="text">
      <style:text-properties fo:language="ru" fo:country="RU" officeooo:rsid="002a5c2f"/>
    </style:style>
    <style:style style:name="T44" style:family="text">
      <style:text-properties fo:language="ru" fo:country="RU" officeooo:rsid="002bfedc"/>
    </style:style>
    <style:style style:name="T45" style:family="text">
      <style:text-properties fo:language="ru" fo:country="RU" officeooo:rsid="002c2978"/>
    </style:style>
    <style:style style:name="T46" style:family="text">
      <style:text-properties fo:language="ru" fo:country="RU" officeooo:rsid="002c81ad"/>
    </style:style>
    <style:style style:name="T47" style:family="text">
      <style:text-properties fo:language="ru" fo:country="RU" officeooo:rsid="002c8a30"/>
    </style:style>
    <style:style style:name="T48" style:family="text">
      <style:text-properties fo:language="ru" fo:country="RU" officeooo:rsid="002d94be"/>
    </style:style>
    <style:style style:name="T49" style:family="text">
      <style:text-properties fo:language="ru" fo:country="RU" officeooo:rsid="002f4d3f"/>
    </style:style>
    <style:style style:name="T50" style:family="text">
      <style:text-properties fo:language="ru" fo:country="RU" officeooo:rsid="0030da0f"/>
    </style:style>
    <style:style style:name="T51" style:family="text">
      <style:text-properties fo:language="ru" fo:country="RU" officeooo:rsid="0032ff93"/>
    </style:style>
    <style:style style:name="T52" style:family="text">
      <style:text-properties fo:language="ru" fo:country="RU" officeooo:rsid="0037b79a"/>
    </style:style>
    <style:style style:name="T53" style:family="text">
      <style:text-properties fo:language="ru" fo:country="RU" officeooo:rsid="00395bfc"/>
    </style:style>
    <style:style style:name="T54" style:family="text">
      <style:text-properties fo:language="ru" fo:country="RU" officeooo:rsid="0039b381"/>
    </style:style>
    <style:style style:name="T55" style:family="text">
      <style:text-properties fo:language="ru" fo:country="RU" officeooo:rsid="003d0e16"/>
    </style:style>
    <style:style style:name="T56" style:family="text">
      <style:text-properties fo:language="ru" fo:country="RU" officeooo:rsid="003e2e02"/>
    </style:style>
    <style:style style:name="T57" style:family="text">
      <style:text-properties fo:language="ru" fo:country="RU" officeooo:rsid="003fa05d"/>
    </style:style>
    <style:style style:name="T58" style:family="text">
      <style:text-properties fo:language="ru" fo:country="RU" officeooo:rsid="00523efa"/>
    </style:style>
    <style:style style:name="T59" style:family="text">
      <style:text-properties fo:language="ru" fo:country="RU" officeooo:rsid="007f4e56"/>
    </style:style>
    <style:style style:name="T60" style:family="text">
      <style:text-properties fo:font-size="8pt" style:font-size-asian="8pt" style:font-size-complex="8pt"/>
    </style:style>
    <style:style style:name="T61" style:family="text">
      <style:text-properties style:font-name="Times New Roman"/>
    </style:style>
    <style:style style:name="T62" style:family="text">
      <style:text-properties style:font-name="Times New Roman" fo:font-size="10pt" style:font-size-asian="10pt" style:font-name-complex="Times New Roman2" style:font-size-complex="10pt"/>
    </style:style>
    <style:style style:name="T63" style:family="text">
      <style:text-properties style:font-name="Times New Roman" fo:font-size="10pt" fo:language="en" fo:country="US" style:font-size-asian="10pt" style:font-name-complex="Times New Roman2" style:font-size-complex="10pt"/>
    </style:style>
    <style:style style:name="T64" style:family="text">
      <style:text-properties style:font-name="Times New Roman" fo:language="en" fo:country="US" style:font-name-complex="Times New Roman2"/>
    </style:style>
    <style:style style:name="T65" style:family="text">
      <style:text-properties style:font-name="Times New Roman" style:font-name-complex="Times New Roman2"/>
    </style:style>
    <style:style style:name="T66" style:family="text">
      <style:text-properties style:font-name="Times New Roman" fo:language="ru" fo:country="RU" officeooo:rsid="00329c17" style:font-name-complex="Times New Roman2"/>
    </style:style>
    <style:style style:name="T67" style:family="text">
      <style:text-properties style:font-name="Times New Roman" fo:language="ru" fo:country="RU" officeooo:rsid="00337df8"/>
    </style:style>
    <style:style style:name="T68" style:family="text">
      <style:text-properties fo:font-size="12pt"/>
    </style:style>
    <style:style style:name="T69" style:family="text">
      <style:text-properties fo:color="#333399" loext:opacity="100%" style:font-name="Times New Roman" fo:font-size="10pt" style:font-size-asian="10pt" style:font-name-complex="Times New Roman2" style:font-size-complex="10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4.837cm" fo:text-indent="-0.635cm" fo:margin-left="4.83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72cm" fo:text-indent="-0.635cm" fo:margin-left="5.47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107cm" fo:text-indent="-0.635cm" fo:margin-left="6.10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742cm" fo:text-indent="-0.635cm" fo:margin-left="6.74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377cm" fo:text-indent="-0.635cm" fo:margin-left="7.37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012cm" fo:text-indent="-0.635cm" fo:margin-left="8.01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647cm" fo:text-indent="-0.635cm" fo:margin-left="8.64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282cm" fo:text-indent="-0.635cm" fo:margin-left="9.28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917cm" fo:text-indent="-0.635cm" fo:margin-left="9.91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552cm" fo:text-indent="-0.635cm" fo:margin-left="10.55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text:span text:style-name="T59">В редакции </text:span>Постановлени<text:span text:style-name="T59">я</text:span> Правительства РФ </text:p>
      <text:p text:style-name="P89">от 29.07.2013 N 645 <text:span text:style-name="T68"><text:s/></text:span></text:p>
      <text:section text:style-name="Sect1" text:name="pe1">
        <text:section text:style-name="Sect1" text:name="Раздел7">
          <text:p text:style-name="P91"><text:span text:style-name="T5">(</text:span><text:span text:style-name="T4"> ред. <text:s/>30.11.2021 </text:span><text:span text:style-name="T5">ПП </text:span><text:a xlink:type="simple" xlink:href="https://login.consultant.ru/link/?req=doc&amp;base=LAW&amp;n=402008&amp;dst=100497&amp;field=134&amp;date=22.02.2022" text:style-name="Internet_20_link" text:visited-style-name="Visited_20_Internet_20_Link"><text:span text:style-name="T1">N 2130</text:span></text:a><text:span text:style-name="T4">)</text:span><text:span text:style-name="T3"> </text:span></text:p>
        </text:section>
      </text:section>
      <text:p text:style-name="P89">"Об утверждении типовых договоров </text:p>
      <text:p text:style-name="P89">в области холодного водоснабжения и водоотведения" </text:p>
      <text:p text:style-name="P90"/>
      <text:p text:style-name="P79">ТИПОВОЙ ДОГОВОР </text:p>
      <text:section text:style-name="Sect1" text:name="p1">
        <text:p text:style-name="P79">холодного водоснабжения </text:p>
      </text:section>
      <text:section text:style-name="Sect1" text:name="p2">
        <text:p text:style-name="P65">  </text:p>
      </text:section>
      <text:p text:style-name="P47"><text:span text:style-name="T22">г.Балаково<text:tab/><text:tab/><text:tab/><text:tab/><text:tab/><text:tab/></text:span> <text:s text:c="18"/>"___" <text:span text:style-name="T22">_________</text:span> 20__ г.</text:p>
      <text:p text:style-name="P48"><text:bookmark text:name="p4"/><text:s text:c="3"/></text:p>
      <text:p text:style-name="P7"><text:span text:style-name="T22">Муниципальное унитарное предприятие Балаковского муниципального района «Балаково-Водоканал»</text:span>,<text:bookmark text:name="p7"/><text:bookmark text:name="p8"/>именуемое <text:s text:c="3"/>в <text:s text:c="3"/>дальнейшем<text:span text:style-name="T21"> <text:s/></text:span><text:span text:style-name="T22">Гарантирующей</text:span><text:span text:style-name="T21"> </text:span>организацией, в лице <text:span text:style-name="T22">директора Мельника Станислава Васильевича,</text:span><text:bookmark text:name="p11"/><text:span text:style-name="T22"> </text:span>действующего на основании<text:span text:style-name="T21"> </text:span><text:span text:style-name="T22">Устава, </text:span><text:bookmark text:name="p13"/>с одной стороны, и _____________________________________________________________________________________,</text:p>
      <text:p text:style-name="P13"><text:bookmark text:name="p14"/><text:s text:c="33"/><text:span text:style-name="T60"><text:s/>(наименование организации)</text:span></text:p>
      <text:p text:style-name="P13">именуемое в дальнейшем абонентом, в лице</text:p>
      <text:p text:style-name="P7"><text:bookmark text:name="p16"/>______________________________________________________________________________________,</text:p>
      <text:p text:style-name="P46">(фамилия, имя, отчество, паспортные данные - в случае заключения<text:bookmark text:name="p18"/> договора со стороны абонента физическим лицом, наименование<text:bookmark text:name="p19"/> должности, фамилия, имя, отчество - в случае заключения договора<text:bookmark text:name="p20"/> со стороны абонента юридическим лицом)</text:p>
      <text:p text:style-name="P7"><text:bookmark text:name="p21"/>действующего на основании ____________________________________________________________,</text:p>
      <text:p text:style-name="P10"><text:bookmark text:name="p22"/><text:s text:c="33"/><text:span text:style-name="T60">(положение, устав, доверенность -</text:span><text:bookmark text:name="p23"/><text:span text:style-name="T60"> указать нужное в случае заключения</text:span><text:bookmark text:name="p24"/><text:span text:style-name="T60"> договора со стороны абонента юридическим лицом)</text:span></text:p>
      <text:p text:style-name="P7"><text:bookmark text:name="p25"/>с <text:s/>другой <text:s/>стороны, <text:s/>именуемые <text:s/>в дальнейшем сторонами, заключили настоящий<text:bookmark text:name="p26"/> договор о нижеследующем:</text:p>
      <text:section text:style-name="Sect1" text:name="p27">
        <text:p text:style-name="P59">  </text:p>
      </text:section>
      <text:section text:style-name="Sect1" text:name="p28">
        <text:p text:style-name="P80"><text:s/>I. Предмет договора </text:p>
      </text:section>
      <text:section text:style-name="Sect1" text:name="p29">
        <text:p text:style-name="P66">  </text:p>
      </text:section>
      <text:section text:style-name="Sect1" text:name="p30">
        <text:p text:style-name="P84">1. По настоящему договору <text:span text:style-name="T23">Гарантирующая </text:span>организация, осуществляющая холодное водоснабжение, обязуется подавать абоненту через присоединенную водопроводную сеть из централизованных систем холодного водоснабжения: </text:p>
      </text:section>
      <text:p text:style-name="P47"><text:bookmark text:name="p31"/><text:s text:c="4"/>холодную (питьевую) воду _____________________________________________;</text:p>
      <text:p text:style-name="P47"><text:bookmark text:name="p32"/><text:s text:c="37"/><text:span text:style-name="T60"><text:s text:c="2"/>(да, нет - указать нужное)</text:span></text:p>
      <text:p text:style-name="P47"><text:bookmark text:name="p33"/><text:s text:c="4"/>холодную (техническую) воду __________________________________________,</text:p>
      <text:p text:style-name="P47"><text:bookmark text:name="p34"/><text:s text:c="40"/><text:span text:style-name="T60">(да, нет - указать нужное)</text:span></text:p>
      <text:section text:style-name="Sect1" text:name="p35">
        <text:p text:style-name="P84">Абонент обязуется оплачивать принятую холодную (питьевую) воду, холодную (техническую) воду (далее - холодная вода) установленного качества в сроки и порядке, которые определены настоящим договором, и соблюдать предусмотренный настоящим договором режим ее потребления, обеспечивать безопасность эксплуатации находящихся в его ведении водопроводных сетей и исправность используемых им приборов учета. </text:p>
      </text:section>
      <text:section text:style-name="Sect1" text:name="p36">
        <text:p text:style-name="P93"><text:span text:style-name="T6">2. Границы балансовой принадлежности и эксплуатационной ответственности объектов централизованных систем холодного водоснабжения </text:span><text:span text:style-name="T8">Гарантирующей </text:span><text:span text:style-name="T6">организации и абонента определяются в соответствии с актом разграничения балансовой принадлежности и эксплуатационной ответственности по </text:span><text:a xlink:type="simple" xlink:href="#p255" text:style-name="Internet_20_link" text:visited-style-name="Visited_20_Internet_20_Link"><text:span text:style-name="T2">форме</text:span></text:a><text:span text:style-name="T6"> согласно приложению N 1. </text:span></text:p>
      </text:section>
      <text:section text:style-name="Sect1" text:name="p37">
        <text:p text:style-name="P93"><text:span text:style-name="T6">3. Акт разграничения балансовой принадлежности и эксплуатационной ответственности, приведенный в </text:span><text:a xlink:type="simple" xlink:href="#p255" text:style-name="Internet_20_link" text:visited-style-name="Visited_20_Internet_20_Link"><text:span text:style-name="T2">приложении N 1</text:span></text:a><text:span text:style-name="T6"> к настоящему договору, подлежит подписанию при заключении настоящего договора и является его неотъемлемой частью. </text:span></text:p>
      </text:section>
      <text:p text:style-name="P47"><text:bookmark text:name="p38"/><text:s text:c="4"/>Местом исполнения обязательств по настоящему договору является ____________________</text:p>
      <text:p text:style-name="P47"><text:bookmark text:name="p39"/>__________________________________________________________________________.</text:p>
      <text:p text:style-name="P47"><text:bookmark text:name="p40"/><text:s text:c="28"/><text:span text:style-name="T60"><text:s text:c="2"/>(указать место)</text:span></text:p>
      <text:section text:style-name="Sect1" text:name="p42">
        <text:p text:style-name="P80">II. Сроки и режим подачи (потребления) холодной воды </text:p>
      </text:section>
      <text:section text:style-name="Sect1" text:name="p43">
        <text:p text:style-name="P66">  </text:p>
      </text:section>
      <text:section text:style-name="Sect1" text:name="p44">
        <text:p text:style-name="P84">4. Датой начала подачи (потребления) холодной воды является "__" ___________ 20__ г. </text:p>
      </text:section>
      <text:section text:style-name="Sect1" text:name="p45">
        <text:p text:style-name="P93"><text:span text:style-name="T6">5. Режим подачи (потребления) холодной воды (гарантированный объем подачи воды (в том числе на нужды пожаротушения), гарантированный уровень давления холодной воды в централизованной системе водоснабжения в месте </text:span><text:soft-page-break/><text:span text:style-name="T6">присоединения) указывается по форме согласно </text:span><text:a xlink:type="simple" xlink:href="#p314" text:style-name="Internet_20_link" text:visited-style-name="Visited_20_Internet_20_Link"><text:span text:style-name="T2">приложению N 3</text:span></text:a><text:span text:style-name="T6"> в соответствии с условиями подключения (технологического присоединения) к централизованной системе холодного водоснабжения. </text:span></text:p>
      </text:section>
      <text:section text:style-name="Sect1" text:name="p46">
        <text:p text:style-name="P92"><text:span text:style-name="T6">5(1). Сведения о подключенной (технологически присоединенной) мощности (нагрузке), в том числе с распределением подключенной (технологически присоединенной) мощности (нагрузки) по каждой точке подключения (технологического присоединения), в пределах которой </text:span><text:span text:style-name="T9">Гарантирующая </text:span><text:span text:style-name="T6">организация принимает на себя обязательства обеспечить холодное водоснабжение в отношении объектов абонента, указываются по форме согласно </text:span><text:a xlink:type="simple" xlink:href="https://login.consultant.ru/link/?req=doc&amp;base=LAW&amp;n=402221&amp;dst=1671&amp;field=134&amp;date=22.02.2022" text:style-name="Internet_20_link" text:visited-style-name="Visited_20_Internet_20_Link"><text:span text:style-name="T2">приложению N 6</text:span></text:a><text:span text:style-name="T6">. </text:span></text:p>
        <text:p text:style-name="P59"/>
      </text:section>
      <text:section text:style-name="Sect1" text:name="p47">
        <text:p text:style-name="P80">III. Сроки и порядок оплаты по договору </text:p>
      </text:section>
      <text:section text:style-name="Sect1" text:name="p48">
        <text:p text:style-name="P66">  </text:p>
      </text:section>
      <text:section text:style-name="Sect1" text:name="p49">
        <text:p text:style-name="P84">6. Оплата по настоящему договору осуществляется абонентом по тарифам на питьевую воду (питьевое водоснабжение) и (или) тарифам на техническую воду, устанавливаемым в порядке, определенном законодательством Российской Федерации о государственном регулировании цен (тарифов). При установлении <text:span text:style-name="T24">Гарантирующей </text:span>организации <text:span text:style-name="T24">д</text:span>вухставочных тарифов указывается размер подключенной нагрузки, в отношении которой применяется ставка тарифа за содержание централизованной системы водоснабжения. </text:p>
      </text:section>
      <text:section text:style-name="Sect1" text:name="p50">
        <text:p text:style-name="P93"><text:span text:style-name="T6">6(1). В случае если настоящий договор заключен с абонентом, осуществляющим закупки услуг по холодному водоснабжению в соответствии с Федеральным </text:span><text:a xlink:type="simple" xlink:href="https://login.consultant.ru/link/?req=doc&amp;base=LAW&amp;n=388926&amp;date=22.02.2022" text:style-name="Internet_20_link" text:visited-style-name="Visited_20_Internet_20_Link"><text:span text:style-name="T2">законом</text:span></text:a><text:span text:style-name="T6"> "О контрактной системе в сфере закупок товаров, работ, услуг для обеспечения государственных и муниципальных нужд": </text:span></text:p>
      </text:section>
      <text:section text:style-name="Sect1" text:name="p51">
        <text:p text:style-name="P84">а) <text:span text:style-name="T25">Гарантирующая </text:span>организация осуществляет по настоящему договору подачу холодной воды из централизованной системы водоснабжения в 20__ году на общую сумму _______________ с учетом налога на добавленную стоимость; </text:p>
      </text:section>
      <text:section text:style-name="Sect1" text:name="p52">
        <text:p text:style-name="P84">б) абонент обязан оплатить принятую холодную воду в полном объеме; </text:p>
      </text:section>
      <text:section text:style-name="Sect1" text:name="p53">
        <text:p text:style-name="P84">в) идентификационный код закупки _________________. </text:p>
      </text:section>
      <text:section text:style-name="Sect1" text:name="p54">
        <text:p text:style-name="P93"><text:span text:style-name="T6">7. Расчетный период, установленный настоящим договором, равен одному календарному месяцу. Абонент вносит оплату по настоящему договору в следующем порядке, если иное не предусмотрено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6"> холодного водоснабжения и водоотведения, утвержденными постановлением Правительства Российской Федерации от 29 июля 2013 г. N 644 "Об утверждении Правил холодного водоснабжения и водоотведения и о внесении изменений в некоторые акты Правительства Российской Федерации" (далее - Правила холодного водоснабжения и водоотведения): </text:span></text:p>
      </text:section>
      <text:section text:style-name="Sect1" text:name="p55">
        <text:p text:style-name="P84">50 процентов стоимости объема воды, потребленной абонентом за предыдущий месяц (для абонентов, договоры с которыми заключены менее одного месяца назад, - стоимости гарантированного объема воды, указанного в настоящем договоре), вносится до 18-го числа текущего месяца; </text:p>
      </text:section>
      <text:section text:style-name="Sect1" text:name="p56">
        <text:p text:style-name="P84">оплата за фактически поданную в истекшем месяце холодную воду с учетом средств, ранее внесенных абонентом в качестве оплаты за холодную воду в расчетном периоде, осуществляется до 10-го числа месяца, следующего за месяцем, за который осуществляется оплата, на основании счетов, выставляемых к оплате <text:span text:style-name="T26">Гарантирующей </text:span>организацией не позднее 5-го числа месяца, следующего за расчетным месяцем. </text:p>
      </text:section>
      <text:section text:style-name="Sect1" text:name="p57">
        <text:p text:style-name="P93"><text:span text:style-name="T6">В случае если объем фактического потребления холодной воды за истекший месяц, определенный в соответствии с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6"> организации коммерческого учета воды, сточных вод, утвержденными постановлением Правительства Российской Федерации от 4 сентября 2013 г. N 776 "Об утверждении Правил организации коммерческого учета воды, сточных вод" (далее - Правила организации коммерческого учета воды, сточных вод), окажется меньше объема воды, за который абонентом была произведена оплата, излишне уплаченная сумма засчитывается в счет последующего платежа за следующий месяц. </text:span></text:p>
      </text:section>
      <text:section text:style-name="Sect1" text:name="p58">
        <text:p text:style-name="P84">Датой оплаты считается дата поступления денежных средств на расчетный счет <text:span text:style-name="T27">Гарантирующей </text:span>организации. </text:p>
      </text:section>
      <text:section text:style-name="Sect1" text:name="p59">
        <text:p text:style-name="P84">7(1). Способом доставки расчетно-платежных документов абоненту является _______________________________________________________. </text:p>
      </text:section>
      <text:section text:style-name="Sect1" text:name="p60">
        <text:p text:style-name="P93"><text:span text:style-name="T6">В случае если выставление </text:span><text:span text:style-name="T10">Гарантирующей </text:span><text:span text:style-name="T6">организацией расчетно-платежных документов абоненту осуществляется посредством электронного документооборота с использованием электронной подписи, такой электронный документооборот осуществляется в соответствии с соглашением об осуществлении электронного документооборота, заключенным по </text:span><text:a xlink:type="simple" xlink:href="#p356" text:style-name="Internet_20_link" text:visited-style-name="Visited_20_Internet_20_Link"><text:span text:style-name="T2">форме</text:span></text:a><text:span text:style-name="T6"> согласно приложению N 3(1). </text:span></text:p>
      </text:section>
      <text:section text:style-name="Sect1" text:name="p61">
        <text:p text:style-name="P93"><text:span text:style-name="T6">Соглашение об осуществлении электронного документооборота, приведенное в </text:span><text:a xlink:type="simple" xlink:href="#p356" text:style-name="Internet_20_link" text:visited-style-name="Visited_20_Internet_20_Link"><text:span text:style-name="T2">приложении N 3(1)</text:span></text:a><text:span text:style-name="T6"> к настоящему договору, подлежит подписанию сторонами настоящего договора и становится неотъемлемой частью настоящего договора в случае, если </text:span><text:a xlink:type="simple" xlink:href="#p59" text:style-name="Internet_20_link" text:visited-style-name="Visited_20_Internet_20_Link"><text:span text:style-name="T2">абзацем первым</text:span></text:a><text:span text:style-name="T6"> настоящего пункта предусмотрено, что выставление расчетно-платежных </text:span><text:soft-page-break/><text:span text:style-name="T6">документов должно осуществляться посредством электронного документооборота с использованием электронной подписи. </text:span></text:p>
      </text:section>
      <text:section text:style-name="Sect1" text:name="p62">
        <text:p text:style-name="P93"><text:span text:style-name="T6">8. При размещении узла учета и приборов учета не на границе эксплуатационной ответственности величина потерь холодной воды, возникающих на участке сети от границы эксплуатационной ответственности до места установки прибора учета, составляет ________________. Указанный объем подлежит оплате в порядке, предусмотренном </text:span><text:a xlink:type="simple" xlink:href="#p54" text:style-name="Internet_20_link" text:visited-style-name="Visited_20_Internet_20_Link"><text:span text:style-name="T2">пунктом 7</text:span></text:a><text:span text:style-name="T6"> настоящего договора, дополнительно к оплате объема потребленной холодной воды в расчетном периоде, определенного по показаниям приборов учета. </text:span></text:p>
      </text:section>
      <text:section text:style-name="Sect1" text:name="p63">
        <text:p text:style-name="P84">9. Сверка расчетов по настоящему договору проводится между <text:span text:style-name="T28">Гарантирующей </text:span>организацией и абонентом не реже чем 1 раз в год либо по инициативе одной из сторон путем составления и подписания сторонами соответствующего акта. Сторона настоящего договора, инициирующая проведение сверки расчетов, уведомляет другую сторону о дате проведения сверки расчетов не менее чем за 5 рабочих дней до даты ее проведения. В случае неявки стороны к указанному сроку для проведения сверки расчетов сторона, инициирующая проведение сверки расчетов, составляет и направляет другой стороне акт о сверке расчетов в 2 экземплярах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В таком случае срок на подписание акта сверки расчетов устанавливается в течение 3 рабочих дней со дня его получения. В случае неполучения ответа в течение более 10 рабочих дней после направления стороне акта о сверке расчетов акт считается признанным (согласованным) обеими сторонами. </text:p>
      </text:section>
      <text:section text:style-name="Sect1" text:name="p64">
        <text:p text:style-name="P59">  </text:p>
      </text:section>
      <text:section text:style-name="Sect1" text:name="p65">
        <text:p text:style-name="P80">IV. Права и обязанности сторон </text:p>
      </text:section>
      <text:section text:style-name="Sect1" text:name="p66">
        <text:p text:style-name="P66">  </text:p>
      </text:section>
      <text:section text:style-name="Sect1" text:name="p67">
        <text:p text:style-name="P84">10. <text:span text:style-name="T29">Гарантирующая о</text:span>рганизация обязана: </text:p>
      </text:section>
      <text:section text:style-name="Sect1" text:name="p68">
        <text:p text:style-name="P84">а) осуществлять подачу абоненту холодной воды установленного качества и в объеме, установленном настоящим договором, не допускать ухудшения качества питьевой воды ниже показателей, установленных законодательством Российской Федерации в области обеспечения санитарно-эпидемиологического благополучия населения и настоящим договором, за исключением случаев, предусмотренных законодательством Российской Федерации; </text:p>
      </text:section>
      <text:section text:style-name="Sect1" text:name="p69">
        <text:p text:style-name="P84">б) обеспечивать эксплуатацию водопроводных сетей, принадлежащих ей на праве собственности или на ином законном основании и (или) находящихся в границах ее эксплуатационной ответственности, в соответствии с требованиями нормативно-технических документов; </text:p>
      </text:section>
      <text:section text:style-name="Sect1" text:name="p70">
        <text:p text:style-name="P84">в) осуществлять производственный контроль качества холодной (питьевой) воды; </text:p>
      </text:section>
      <text:section text:style-name="Sect1" text:name="p71">
        <text:p text:style-name="P84">г) соблюдать установленный режим подачи холодной воды; </text:p>
      </text:section>
      <text:section text:style-name="Sect1" text:name="p72">
        <text:p text:style-name="P84">д) с даты выявления несоответствия показателей холодной (питьевой) воды, характеризующих ее безопасность, требованиям законодательства Российской Федерации незамедлительно извещать об этом абонента в порядке, предусмотренном законодательством Российской Федерации. Указанное извещение должно осуществляться любыми доступными способами, позволяющими подтвердить получение такого уведомления адресатами (почтовое отправление, телеграмма, факсограмма, телефонограмма, информационно-телекоммуникационная сеть "Интернет"); </text:p>
      </text:section>
      <text:section text:style-name="Sect1" text:name="p73">
        <text:p text:style-name="P84">е) предоставлять абоненту информацию в соответствии со стандартами раскрытия информации в порядке, предусмотренном законодательством Российской Федерации; </text:p>
      </text:section>
      <text:section text:style-name="Sect1" text:name="p74">
        <text:p text:style-name="P84">ж) отвечать на жалобы и обращения абонента по вопросам, связанным с исполнением настоящего договора, в течение срока, установленного законодательством Российской Федерации; </text:p>
      </text:section>
      <text:section text:style-name="Sect1" text:name="p75">
        <text:p text:style-name="P93"><text:span text:style-name="T6">з) при участии абонента, если иное не предусмотрено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6"> организации коммерческого учета воды, сточных вод, осуществлять допуск узлов учета, устройств и сооружений, предназначенных для подключения к централизованной системе холодного водоснабжения, к эксплуатации; </text:span></text:p>
      </text:section>
      <text:section text:style-name="Sect1" text:name="p76">
        <text:p text:style-name="P93"><text:span text:style-name="T6">и) опломбировать абоненту приборы учета без взимания платы, за исключением случаев, предусмотренных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6"> организации коммерческого учета воды, сточных вод, при которых взимается плата за опломбирование приборов учета; </text:span></text:p>
      </text:section>
      <text:section text:style-name="Sect1" text:name="p77">
        <text:p text:style-name="P84">к) предупреждать абонента о временном прекращении или ограничении холодного водоснабжения в порядке и случаях, которые предусмотрены настоящим договором и нормативными правовыми актами Российской Федерации; </text:p>
      </text:section>
      <text:section text:style-name="Sect1" text:name="p78">
        <text:p text:style-name="P84"><text:soft-page-break/>л) принимать необходимые меры по своевременной ликвидации аварий и повреждений на централизованных системах холодного водоснабжения, принадлежащих ей на праве собственности или на ином законном основании, в порядке и сроки, которые установлены нормативно-технической документацией, а также меры по возобновлению действия таких систем с соблюдением требований, установленных законодательством Российской Федерации в области обеспечения санитарно-эпидемиологического благополучия населения (за исключением подачи холодной (технической) воды); </text:p>
      </text:section>
      <text:section text:style-name="Sect1" text:name="p79">
        <text:p text:style-name="P84">м) обеспечивать установку на видных местах указателей пожарных гидрантов или нанесение на видных местах информации о расположении пожарных гидрантов, установленных на централизованной системе холодного водоснабжения, принадлежащей ей на праве собственности или на ином законном основании, в соответствии с требованиями норм противопожарной безопасности, следить за возможностью беспрепятственного доступа в любое время года к пожарным гидрантам, находящимся на ее обслуживании; </text:p>
      </text:section>
      <text:section text:style-name="Sect1" text:name="p80">
        <text:p text:style-name="P84">н) уведомлять органы местного самоуправления и структурные подразделения территориальных органов федерального органа исполнительной власти, уполномоченного на решение задач в области пожарной безопасности, в случае временного прекращения или ограничения холодного водоснабжения о невозможности использования пожарных гидрантов из-за отсутствия или недостаточности напора воды в случае проведения ремонта или возникновения аварии на ее водопроводных сетях; </text:p>
      </text:section>
      <text:section text:style-name="Sect1" text:name="p81">
        <text:p text:style-name="P84">о) утратил силу; </text:p>
      </text:section>
      <text:section text:style-name="Sect1" text:name="p82">
        <text:p text:style-name="P84">п) уведомлять абонента о графиках и сроках проведения планового предупредительного ремонта водопроводных сетей, через которые осуществляется холодное водоснабжение, в случае, если это влечет отключение или ограничение холодного водоснабжения в отношении абонента. </text:p>
      </text:section>
      <text:section text:style-name="Sect1" text:name="p83">
        <text:p text:style-name="P84">11.<text:span text:style-name="T21"> </text:span><text:span text:style-name="T30">Гарантирующая</text:span><text:span text:style-name="T21"> </text:span><text:span text:style-name="T30">о</text:span>рганизация вправе: </text:p>
      </text:section>
      <text:section text:style-name="Sect1" text:name="p84">
        <text:p text:style-name="P84">а) осуществлять контроль за правильностью учета объемов поданной (полученной) абонентом холодной воды, осуществлять проверку состояния прибора учета (узла учета) воды в целях установления факта несанкционированного вмешательства в работу прибора учета (узла учета), устанавливать контрольные пломбы и индикаторы антимагнитных пломб, а также пломбы и устройства, позволяющие фиксировать факт несанкционированного вмешательства в работу прибора учета (узла учета); </text:p>
      </text:section>
      <text:section text:style-name="Sect1" text:name="p85">
        <text:p text:style-name="P84">б) осуществлять контроль за наличием самовольного пользования и (или) самовольного подключения абонента к централизованной системе холодного водоснабжения и принимать меры по предотвращению самовольного пользования и (или) самовольного подключения к централизованной системе холодного водоснабжения; </text:p>
      </text:section>
      <text:section text:style-name="Sect1" text:name="p86">
        <text:p text:style-name="P84">в) временно прекращать или ограничивать холодное водоснабжение в порядке и случаях, которые предусмотрены законодательством Российской Федерации; </text:p>
      </text:section>
      <text:section text:style-name="Sect1" text:name="p87">
        <text:p text:style-name="P93"><text:span text:style-name="T6">г) иметь беспрепятственный доступ к водопроводным сетям и иным объектам абонента, местам отбора проб холодной воды, приборам учета (узлам учета) холодной воды и иным устройствам, которыми абонент владеет и пользуется на праве собственности или на ином законном основании и (или) которые находятся в границах его эксплуатационной ответственности, в порядке, предусмотренном </text:span><text:a xlink:type="simple" xlink:href="#p143" text:style-name="Internet_20_link" text:visited-style-name="Visited_20_Internet_20_Link"><text:span text:style-name="T2">разделом VI</text:span></text:a><text:span text:style-name="T6"> настоящего договора; </text:span></text:p>
      </text:section>
      <text:section text:style-name="Sect1" text:name="p88">
        <text:p text:style-name="P84">д) инициировать проведение сверки расчетов по настоящему договору; </text:p>
      </text:section>
      <text:section text:style-name="Sect1" text:name="p89">
        <text:p text:style-name="P93"><text:span text:style-name="T6">е) прекращать подачу холодной воды в случаях и порядке, которые предусмотрены Федеральным </text:span><text:a xlink:type="simple" xlink:href="https://login.consultant.ru/link/?req=doc&amp;base=LAW&amp;n=408088&amp;date=22.02.2022" text:style-name="Internet_20_link" text:visited-style-name="Visited_20_Internet_20_Link"><text:span text:style-name="T2">законом</text:span></text:a><text:span text:style-name="T6"> "О водоснабжении и водоотведении" и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6"> холодного водоснабжения и водоотведения. </text:span></text:p>
      </text:section>
      <text:section text:style-name="Sect1" text:name="p90">
        <text:p text:style-name="P84">12. Абонент обязан: </text:p>
      </text:section>
      <text:section text:style-name="Sect1" text:name="p91">
        <text:p text:style-name="P84">а) обеспечивать эксплуатацию водопроводных сетей, принадлежащих ему на праве собственности или на ином законном основании и (или) находящихся в границах его эксплуатационной ответственности, в соответствии с требованиями нормативно-технических документов; </text:p>
      </text:section>
      <text:section text:style-name="Sect1" text:name="p92">
        <text:p text:style-name="P84">б) обеспечивать сохранность пломб и знаков поверки на приборах учета, узлах учета, задвижках обводной линии, пожарных гидрантах, задвижках и других устройствах, находящихся в границах его эксплуатационной ответственности, соблюдать температурный режим в помещении, где расположен узел учета холодной воды (не менее +5 °C), обеспечивать защиту такого помещения от несанкционированного проникновения, попадания грунтовых, талых и дождевых вод, вредных химических веществ, гидроизоляцию помещения, где расположен узел учета холодной воды, и помещений, где проходят водопроводные сети, от иных помещений, содержать указанные помещения в чистоте, не допускать хранение предметов, препятствующих доступу к узлам и приборам учета, несанкционированное вмешательство в работу прибора <text:soft-page-break/>учета (узла учета), механические, химические, электромагнитные или иные воздействия, которые могут искажать показания приборов учета; </text:p>
      </text:section>
      <text:section text:style-name="Sect1" text:name="p93">
        <text:p text:style-name="P93"><text:span text:style-name="T6">в) обеспечивать учет получаемой холодной воды в порядке, установленном </text:span><text:a xlink:type="simple" xlink:href="#p116" text:style-name="Internet_20_link" text:visited-style-name="Visited_20_Internet_20_Link"><text:span text:style-name="T2">разделом V</text:span></text:a><text:span text:style-name="T6"> настоящего договора, и в соответствии с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6"> организации коммерческого учета воды, сточных вод, если иное не предусмотрено настоящим договором; </text:span></text:p>
      </text:section>
      <text:section text:style-name="Sect1" text:name="p94">
        <text:p text:style-name="P84">г) устанавливать приборы учета на границах эксплуатационной ответственности или в ином месте, определенном настоящим договором; </text:p>
      </text:section>
      <text:section text:style-name="Sect1" text:name="p95">
        <text:p text:style-name="P84">д) соблюдать установленный настоящим договором режим потребления холодной воды; </text:p>
      </text:section>
      <text:section text:style-name="Sect1" text:name="p96">
        <text:p text:style-name="P93"><text:span text:style-name="T6">е) производить оплату по настоящему договору в порядке, размере и в сроки, которые определены настоящим договором, в том числе в случае перехода прав на объекты, в отношении которых осуществляется водоснабжение в соответствии с настоящим договором, до даты расторжения настоящего договора, определяемой в соответствии с </text:span><text:a xlink:type="simple" xlink:href="#p226" text:style-name="Internet_20_link" text:visited-style-name="Visited_20_Internet_20_Link"><text:span text:style-name="T2">пунктом 48(1)</text:span></text:a><text:span text:style-name="T6"> настоящего договора; </text:span></text:p>
      </text:section>
      <text:section text:style-name="Sect1" text:name="p97">
        <text:p text:style-name="P93"><text:span text:style-name="T6">ж) обеспечивать беспрепятственный доступ представителям </text:span><text:span text:style-name="T11">Гарантирующей </text:span><text:span text:style-name="T6">организации или по ее указанию представителям иной организации к водопроводным сетям и иным объектам абонента, местам отбора проб холодной воды, приборам учета (узлам учета) холодной воды и иным устройствам, которыми абонент владеет и пользуется на праве собственности или на ином законном основании и (или) которые находятся в границах его эксплуатационной ответственности, в порядке и случаях, которые предусмотрены </text:span><text:a xlink:type="simple" xlink:href="#p143" text:style-name="Internet_20_link" text:visited-style-name="Visited_20_Internet_20_Link"><text:span text:style-name="T2">разделом VI</text:span></text:a><text:span text:style-name="T6"> настоящего договора; </text:span></text:p>
      </text:section>
      <text:section text:style-name="Sect1" text:name="p98">
        <text:p text:style-name="P84">з) содержать в исправном состоянии системы и средства противопожарного водоснабжения, принадлежащие ему или находящиеся в границах (зоне) его эксплуатационной ответственности, включая пожарные гидранты, задвижки, краны и установки автоматического пожаротушения, устанавливать соответствующие указатели согласно требованиям норм противопожарной безопасности; </text:p>
      </text:section>
      <text:section text:style-name="Sect1" text:name="p99">
        <text:p text:style-name="P84">и) незамедлительно уведомлять <text:span text:style-name="T31">Гарантирующую </text:span>организацию и структурные подразделения территориальных органов федерального органа исполнительной власти, уполномоченного на решение задач в области пожарной безопасности, о невозможности использования пожарных гидрантов из-за отсутствия или недостаточного напора холодной воды в случаях возникновения аварии на его водопроводных сетях; </text:p>
      </text:section>
      <text:section text:style-name="Sect1" text:name="p100">
        <text:p text:style-name="P94"><text:span text:style-name="T6">к) уведомлять </text:span><text:span text:style-name="T11">Гарантирующую</text:span><text:span text:style-name="T6"> организацию в случае перехода прав на объекты, в отношении которых осуществляется водоснабжение, прав на объекты, устройства и сооружения, предназначенные для подключения (технологического присоединения) к централизованным системам холодного водоснабжения, а также в случае предоставления прав владения и (или) пользования такими объектами, устройствами или сооружениями третьим лицам в порядке, установленном </text:span><text:a xlink:type="simple" xlink:href="#p174" text:style-name="Internet_20_link" text:visited-style-name="Visited_20_Internet_20_Link"><text:span text:style-name="T2">разделом IX</text:span></text:a><text:span text:style-name="T6"> настоящего договора; </text:span></text:p>
      </text:section>
      <text:section text:style-name="Sect1" text:name="p101">
        <text:p text:style-name="P84">л) незамедлительно сообщать<text:span text:style-name="T21"> </text:span><text:span text:style-name="T31">Гарантрующей</text:span><text:span text:style-name="T21"> </text:span>организации обо всех повреждениях или неисправностях на водопроводных сетях, сооружениях и устройствах, приборах учета, о нарушении целостности пломб и нарушении работы централизованной системы холодного водоснабжения; </text:p>
      </text:section>
      <text:section text:style-name="Sect1" text:name="p102">
        <text:p text:style-name="P84">м) обеспечивать в сроки, установленные законодательством Российской Федерации, ликвидацию повреждения или неисправности водопроводных сетей, принадлежащих ему на праве собственности или на ином законном основании и (или) находящихся в границах его эксплуатационной ответственности, и устранять последствия таких повреждений или неисправностей; </text:p>
      </text:section>
      <text:section text:style-name="Sect1" text:name="p103">
        <text:p text:style-name="P84">н) предоставлять иным абонентам и транзитным организациям возможность подключения (технологического присоединения) к водопроводным сетям, сооружениям и устройствам, принадлежащим ему на законном основании, только при наличии согласия организации водопроводно-канализационного хозяйства; </text:p>
      </text:section>
      <text:section text:style-name="Sect1" text:name="p104">
        <text:p text:style-name="P84">о) не создавать препятствий для водоснабжения абонентов и транзитных организаций, водопроводные сети которых присоединены к водопроводным сетям абонента, или расположены в границах земельного участка абонента, или проходят через помещения, принадлежащие абоненту; </text:p>
      </text:section>
      <text:section text:style-name="Sect1" text:name="p105">
        <text:p text:style-name="P84">п) представлять <text:span text:style-name="T31">Гарантирующей </text:span>организации сведения об абонентах, водоснабжение которых осуществляется с использованием водопроводных сетей абонента, по форме и в объеме, которые согласованы сторонами настоящего договора; </text:p>
      </text:section>
      <text:section text:style-name="Sect1" text:name="p106">
        <text:p text:style-name="P84">р) не допускать возведения построек, гаражей и стоянок транспортных средств, складирования материалов, мусора и древопосадок, а также не осуществлять производство земляных работ в местах устройства централизованной системы водоснабжения, в том числе в местах прокладки сетей, находящихся в границах его эксплуатационной ответственности и охранных зон таких сетей, без согласования с <text:span text:style-name="T32">Гарантирующей </text:span>организацией . </text:p>
      </text:section>
      <text:section text:style-name="Sect1" text:name="p107">
        <text:p text:style-name="P84"><text:soft-page-break/>13. Абонент имеет право: </text:p>
      </text:section>
      <text:section text:style-name="Sect1" text:name="p108">
        <text:p text:style-name="P93"><text:span text:style-name="T6">а) получать от</text:span><text:span text:style-name="T7"> </text:span><text:span text:style-name="T12">Гарантирующей</text:span><text:span text:style-name="T7"> </text:span><text:span text:style-name="T6">организации информацию о результатах производственного контроля качества холодной (питьевой) воды, осуществляемого </text:span><text:span text:style-name="T13">Гарантирующей </text:span><text:span text:style-name="T6">организацией, в соответствии с </text:span><text:a xlink:type="simple" xlink:href="https://login.consultant.ru/link/?req=doc&amp;base=LAW&amp;n=173517&amp;dst=100011&amp;field=134&amp;date=22.02.2022" text:style-name="Internet_20_link" text:visited-style-name="Visited_20_Internet_20_Link"><text:span text:style-name="T2">Правилами</text:span></text:a><text:span text:style-name="T6"> осуществления производственного контроля качества и безопасности питьевой воды, горячей воды, утвержденными постановлением Правительства Российской Федерации от 6 января 2015 г. N 10 "О порядке осуществления производственного контроля качества и безопасности питьевой воды, горячей воды" (далее - Правила осуществления производственного контроля качества и безопасности питьевой воды, горячей воды); </text:span></text:p>
      </text:section>
      <text:section text:style-name="Sect1" text:name="p109">
        <text:p text:style-name="P84">б) получать от <text:span text:style-name="T33">Гарантирующей </text:span>организации информацию об изменении установленных тарифов на холодную (питьевую) воду (питьевое водоснабжение), тарифов на холодную (техническую) воду; </text:p>
      </text:section>
      <text:p text:style-name="P47"><text:bookmark text:name="p110"/><text:s text:c="4"/>в) <text:s/>привлекать <text:s/>третьих <text:s/>лиц <text:s/>для <text:s/>выполнения <text:s/>работ по устройству узла<text:bookmark text:name="p111"/> учета ____________________________________________________________________;</text:p>
      <text:p text:style-name="P47"><text:bookmark text:name="p112"/><text:s text:c="26"/>(да, нет - указать нужное)</text:p>
      <text:section text:style-name="Sect1" text:name="p113">
        <text:p text:style-name="P84">г) инициировать проведение сверки расчетов по настоящему договору; </text:p>
      </text:section>
      <text:section text:style-name="Sect1" text:name="p114">
        <text:p text:style-name="P59"><text:span text:style-name="T17">д) осуществлять в целях контроля качества холодной воды отбор проб холодной воды, в том числе параллельных проб, принимать участие в отборе проб холодной воды, осуществляемом </text:span><text:span text:style-name="T18">Гарантирующей </text:span><text:span text:style-name="T17">организацией . </text:span>  </text:p>
      </text:section>
      <text:section text:style-name="Sect1" text:name="p116">
        <text:p text:style-name="P80">V. Порядок осуществления коммерческого учета поданной </text:p>
      </text:section>
      <text:section text:style-name="Sect1" text:name="p117">
        <text:p text:style-name="P80">(полученной) холодной воды, сроки и способы предоставления </text:p>
      </text:section>
      <text:section text:style-name="Sect1" text:name="p118">
        <text:p text:style-name="P80"><text:span text:style-name="T34">Гарантирующей </text:span>организации <text:s/>показаний приборов учета </text:p>
      </text:section>
      <text:section text:style-name="Sect1" text:name="p120">
        <text:p text:style-name="P59">  </text:p>
      </text:section>
      <text:section text:style-name="Sect1" text:name="p121">
        <text:p text:style-name="P93"><text:span text:style-name="T6">14. Для учета объемов поданной абоненту холодной воды стороны используют приборы учета, если иное не предусмотрено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6"> организации коммерческого учета воды, сточных вод. </text:span></text:p>
      </text:section>
      <text:section text:style-name="Sect1" text:name="p122">
        <text:p text:style-name="P93"><text:span text:style-name="T6">15. Сведения об узлах учета, приборах учета и местах отбора проб холодной воды указываются по форме согласно </text:span><text:a xlink:type="simple" xlink:href="#p426" text:style-name="Internet_20_link" text:visited-style-name="Visited_20_Internet_20_Link"><text:span text:style-name="T2">приложению N 4</text:span></text:a><text:span text:style-name="T6">. </text:span></text:p>
      </text:section>
      <text:p text:style-name="P47"><text:bookmark text:name="p123"/><text:s text:c="4"/>16. Коммерческий учет поданной (полученной) холодной воды в узлах учета</text:p>
      <text:p text:style-name="P47"><text:bookmark text:name="p124"/>обеспечивает _____________________________________________________________.</text:p>
      <text:p text:style-name="P47"><text:bookmark text:name="p125"/><text:s text:c="21"/>(указать одну из сторон настоящего договора)</text:p>
      <text:section text:style-name="Sect1" text:name="p126">
        <text:p text:style-name="P93"><text:span text:style-name="T6">17. Количество поданной холодной воды определяется стороной, осуществляющей коммерческий учет поданной (полученной) холодной воды, в соответствии с данными учета фактического потребления холодной воды по показаниям приборов учета, за исключением случаев, когда такой учет осуществляется расчетным способом в соответствии с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6"> организации коммерческого учета воды, сточных вод. </text:span></text:p>
      </text:section>
      <text:p text:style-name="P49"><text:bookmark text:name="p127"/><text:s text:c="2"/><text:span text:style-name="T61"><text:s text:c="2"/>18. В случае отсутствия у абонента приборов учета абонент обязан в срок</text:span><text:bookmark text:name="p128"/><text:span text:style-name="T61"> до ________________ установить приборы</text:span><text:bookmark text:name="p129"/><text:span text:style-name="T61"> учета холодной воды и ввести их в <text:s/>эксплуатацию <text:s/>в <text:s/>порядке, установленном законодательством Российской Федерации.</text:span></text:p>
      <text:p text:style-name="P8"><text:bookmark text:name="p132"/><text:s text:c="4"/>19. <text:s/>Сторона, <text:s/>осуществляющая <text:s/>коммерческий <text:s/>учет поданной (полученной)<text:bookmark text:name="p133"/> холодной <text:s text:c="2"/>воды, снимает <text:s/>показания <text:s/>приборов <text:s/>учета <text:s/>на <text:s/>последнее <text:s/>число<text:bookmark text:name="p134"/> расчетного <text:s/>периода, <text:s/>установленного настоящим договором, либо определяет в<text:bookmark text:name="p135"/> случаях, предусмотренных законодательством Российской Федерации, количество<text:bookmark text:name="p136"/> поданной <text:s/>(полученной) <text:s/>холодной <text:s/>воды расчетным способом, вносит показания<text:bookmark text:name="p137"/> приборов <text:s/>учета <text:s/>в <text:s/>журнал <text:s/>учета <text:s/>расхода <text:s/>воды, <text:s/>передает <text:s/>эти сведения в <text:span text:style-name="T35">Гарантирующую </text:span><text:bookmark text:name="p138"/>организацию (абоненту) <text:s/>не <text:s/>позднее ________________________________________.</text:p>
      <text:p text:style-name="P10"><text:bookmark text:name="p140"/><text:s text:c="29"/>(указать дату)</text:p>
      <text:section text:style-name="Sect1" text:name="p141">
        <text:p text:style-name="P84">20. Передача сторонами сведений о показаниях приборов учета и другой информации осуществляется любыми доступными способами, позволяющими подтвердить получение такого уведомления адресатами (почтовое отправление, телеграмма, факсограмма, телефонограмма, информационно-телекоммуникационная сеть "Интернет"). </text:p>
      </text:section>
      <text:section text:style-name="Sect1" text:name="p142">
        <text:p text:style-name="P59">  </text:p>
      </text:section>
      <text:section text:style-name="Sect1" text:name="p143">
        <text:p text:style-name="P80">VI. Порядок обеспечения абонентом доступа <text:span text:style-name="T36">Гарантирующей </text:span>организации </text:p>
      </text:section>
      <text:section text:style-name="Sect1" text:name="p144">
        <text:p text:style-name="P81"><text:span text:style-name="T20">к водопроводным </text:span>сетям, местам отбора проб холодной воды и приборам </text:p>
        <text:p text:style-name="P81">учета (узлам учета) </text:p>
      </text:section>
      <text:section text:style-name="Sect1" text:name="p146">
        <text:p text:style-name="P80"><text:s/></text:p>
      </text:section>
      <text:section text:style-name="Sect1" text:name="p148">
        <text:p text:style-name="P59"><text:soft-page-break/><text:span text:style-name="T17">1. Абонент обязан обеспечить доступ представителям </text:span><text:span text:style-name="T19">Гарантирующей </text:span><text:span text:style-name="T17">организации или по ее указанию представителям иной организации к водопроводным сетям и иным объектам абонента, местам отбора проб холодной воды, приборам учета (узлам учета) холодной воды и иным устройствам, которыми абонент владеет и пользуется на праве собственности или на ином законном основании и (или) которые находятся в границах его эксплуатационной ответственности, в следующем порядке: </text:span></text:p>
      </text:section>
      <text:section text:style-name="Sect1" text:name="p149">
        <text:p text:style-name="P84">а) <text:span text:style-name="T37">Гарантирующая </text:span>организация <text:span text:style-name="T37">и</text:span>ли по ее указанию иная организация предварительно, не позднее 15 минут до проведения обследования и (или) отбора проб либо начала работ на водопроводных сетях, оповещает абонента о дате и времени посещения с приложением списка проверяющих (при отсутствии доверенности на совершение соответствующих действий от имени <text:span text:style-name="T37">Гарантирующей </text:span>организации или иной организации или служебных удостоверений). Оповещение осуществляется любыми доступными способами, позволяющими подтвердить получение такого уведомления адресатом; </text:p>
      </text:section>
      <text:section text:style-name="Sect1" text:name="p150">
        <text:p text:style-name="P84">б) уполномоченные представители <text:span text:style-name="T38">Гарантирующей </text:span>организации или представители иной организации предъявляют абоненту служебное удостоверение (доверенность на совершение соответствующих действий от имени <text:span text:style-name="T39">Гарантирующей </text:span>организации или иной организации); </text:p>
      </text:section>
      <text:section text:style-name="Sect1" text:name="p151">
        <text:p text:style-name="P84">в) доступ представителям <text:span text:style-name="T40">Гарантирующей </text:span>организации или по ее указанию представителям иной организации к местам отбора проб холодной воды, приборам учета (узлам учета) и иным устройствам осуществляется только в установленных настоящим договором местах; </text:p>
      </text:section>
      <text:section text:style-name="Sect1" text:name="p152">
        <text:p text:style-name="P84">г) абонент вправе принимать участие при проведении <text:span text:style-name="T40">Гарантирующей </text:span>организацией всех проверок, предусмотренных настоящим разделом, а также присутствовать при проведении <text:span text:style-name="T40">Гарантирующей </text:span>организацией работ на водопроводных сетях; </text:p>
      </text:section>
      <text:section text:style-name="Sect1" text:name="p153">
        <text:p text:style-name="P93"><text:span text:style-name="T6">д) отказ в доступе представителям (недопуск представителей) </text:span><text:span text:style-name="T14">Гарантирующей </text:span><text:span text:style-name="T6">организации или по ее указанию представителям иной организации к приборам учета (узлам учета) приравнивается к самовольному пользованию централизованной системой холодного водоснабжения, что влечет за собой применение расчетного способа при определении количества поданной (полученной) холодной воды в порядке, предусмотренном </text:span><text:a xlink:type="simple" xlink:href="https://login.consultant.ru/link/?req=doc&amp;base=LAW&amp;n=353496&amp;dst=100013&amp;field=134&amp;date=22.02.2022" text:style-name="Internet_20_link" text:visited-style-name="Visited_20_Internet_20_Link"><text:span text:style-name="T2">Правилами</text:span></text:a><text:span text:style-name="T6"> организации коммерческого учета воды, сточных вод. </text:span></text:p>
      </text:section>
      <text:section text:style-name="Sect1" text:name="p154">
        <text:p text:style-name="P59">  </text:p>
      </text:section>
      <text:section text:style-name="Sect1" text:name="p155">
        <text:p text:style-name="P80">VII. Порядок контроля качества холодной (питьевой) воды </text:p>
      </text:section>
      <text:section text:style-name="Sect1" text:name="p156">
        <text:p text:style-name="P59">  </text:p>
      </text:section>
      <text:section text:style-name="Sect1" text:name="p157">
        <text:p text:style-name="P93"><text:span text:style-name="T6">22. Производственный контроль качества питьевой воды, подаваемой абоненту с использованием централизованных систем водоснабжения, осуществляется в соответствии с </text:span><text:a xlink:type="simple" xlink:href="https://login.consultant.ru/link/?req=doc&amp;base=LAW&amp;n=173517&amp;dst=100011&amp;field=134&amp;date=22.02.2022" text:style-name="Internet_20_link" text:visited-style-name="Visited_20_Internet_20_Link"><text:span text:style-name="T2">Правилами</text:span></text:a><text:span text:style-name="T6"> осуществления производственного контроля качества и безопасности питьевой воды, горячей воды. </text:span></text:p>
      </text:section>
      <text:section text:style-name="Sect1" text:name="p158">
        <text:p text:style-name="P84">23. Качество подаваемой холодной питьевой воды должно соответствовать требованиям законодательства Российской Федерации в области обеспечения санитарно-эпидемиологического благополучия населения. Допускается временное несоответствие качества холодной (питьевой) воды установленным требованиям, за исключением показателей качества холодной (питьевой) воды, характеризующих ее безопасность, при этом оно должно соответствовать пределам, определенным планом мероприятий по приведению качества холодной (питьевой) воды в соответствие с установленными требованиями. </text:p>
      </text:section>
      <text:section text:style-name="Sect1" text:name="p159">
        <text:p text:style-name="P93"><text:span text:style-name="T6">Качество подаваемой холодной (технической) воды должно соответствовать требованиям, установленным настоящим договором. Показатели качества холодной (технической) воды указываются сторонами по форме согласно </text:span><text:a xlink:type="simple" xlink:href="#p492" text:style-name="Internet_20_link" text:visited-style-name="Visited_20_Internet_20_Link"><text:span text:style-name="T2">приложению N 5</text:span></text:a><text:span text:style-name="T6">. </text:span></text:p>
      </text:section>
      <text:section text:style-name="Sect1" text:name="p160">
        <text:p text:style-name="P84">24. Абонент имеет право в любое время в течение срока действия настоящего договора самостоятельно отобрать пробы холодной (питьевой) воды для проведения лабораторного анализа ее качества и направить их для лабораторных испытаний в организации, аккредитованные в порядке, установленном законодательством Российской Федерации. Отбор проб холодной (питьевой) воды, в том числе отбор параллельных проб, должен производиться в порядке, предусмотренном законодательством Российской Федерации. Абонент обязан известить организацию водопроводно-канализационного хозяйства о времени и месте отбора проб холодной (питьевой) воды не позднее 3 суток до проведения отбора. </text:p>
      </text:section>
      <text:section text:style-name="Sect1" text:name="p161">
        <text:p text:style-name="P66">  </text:p>
      </text:section>
      <text:section text:style-name="Sect1" text:name="p162">
        <text:p text:style-name="P80">VIII. Условия временного прекращения или ограничения </text:p>
      </text:section>
      <text:section text:style-name="Sect1" text:name="p163">
        <text:p text:style-name="P80">холодного водоснабжения </text:p>
      </text:section>
      <text:section text:style-name="Sect1" text:name="p164">
        <text:p text:style-name="P66"><text:soft-page-break/>  </text:p>
      </text:section>
      <text:section text:style-name="Sect1" text:name="p165">
        <text:p text:style-name="P93"><text:span text:style-name="T6">25. </text:span><text:span text:style-name="T15">Гарантирующая о</text:span><text:span text:style-name="T6">рганизация вправе осуществить временное прекращение или ограничение холодного водоснабжения абонента только в случаях, установленных Федеральным </text:span><text:a xlink:type="simple" xlink:href="https://login.consultant.ru/link/?req=doc&amp;base=LAW&amp;n=408088&amp;date=22.02.2022" text:style-name="Internet_20_link" text:visited-style-name="Visited_20_Internet_20_Link"><text:span text:style-name="T2">законом</text:span></text:a><text:span text:style-name="T6"> "О водоснабжении и водоотведении", и при условии соблюдения порядка временного прекращения или ограничения холодного водоснабжения, установленного </text:span><text:a xlink:type="simple" xlink:href="https://login.consultant.ru/link/?req=doc&amp;base=LAW&amp;n=401492&amp;dst=100013&amp;field=134&amp;date=22.02.2022" text:style-name="Internet_20_link" text:visited-style-name="Visited_20_Internet_20_Link"><text:span text:style-name="T2">Правилами</text:span></text:a><text:span text:style-name="T6"> холодного водоснабжения и водоотведения. </text:span></text:p>
      </text:section>
      <text:section text:style-name="Sect1" text:name="p166">
        <text:p text:style-name="P84">26. <text:span text:style-name="T41">Гарантирующая о</text:span>рганизация в течение одних суток со дня временного прекращения или ограничения холодного водоснабжения уведомляет о таком прекращении или ограничении: </text:p>
      </text:section>
      <text:section text:style-name="Sect1" text:name="p167">
        <text:p text:style-name="P84">а) абонента; </text:p>
      </text:section>
      <text:section text:style-name="Sect1" text:name="p168">
        <text:p text:style-name="P84">б) орган местного самоуправления; </text:p>
      </text:section>
      <text:section text:style-name="Sect1" text:name="p169">
        <text:p text:style-name="P84">в) территориальный орган федерального органа исполнительной власти, осуществляющего федеральный государственный санитарно-эпидемиологический надзор; </text:p>
      </text:section>
      <text:section text:style-name="Sect1" text:name="p170">
        <text:p text:style-name="P84">г) структурные подразделения территориальных органов федерального органа исполнительной власти, уполномоченного на решение задач в области пожарной безопасности; </text:p>
      </text:section>
      <text:section text:style-name="Sect1" text:name="p171">
        <text:p text:style-name="P84">д) лиц, с которыми <text:span text:style-name="T41">Гарантирующей </text:span>организацией заключены договоры по транспортировке холодной воды, если временное прекращение или ограничение холодного водоснабжения абонента приведет к временному прекращению или ограничению транспортировки холодной воды. </text:p>
      </text:section>
      <text:section text:style-name="Sect1" text:name="p172">
        <text:p text:style-name="P84">27. Уведомление <text:span text:style-name="T42">Гарантирующей </text:span>организацией о временном прекращении или ограничении холодного водоснабжения, а также уведомление о снятии такого прекращения или ограничения и возобновлении холодного водоснабжения направляются соответствующим лицам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text:p>
      </text:section>
      <text:section text:style-name="Sect1" text:name="p173">
        <text:p text:style-name="P66">  </text:p>
      </text:section>
      <text:section text:style-name="Sect1" text:name="p174">
        <text:p text:style-name="P80">IX. Порядок уведомления <text:span text:style-name="T42">Гарантирующей </text:span>организации </text:p>
      </text:section>
      <text:section text:style-name="Sect1" text:name="p175">
        <text:p text:style-name="P82">о переходе прав на объекты, в отношении которых </text:p>
      </text:section>
      <text:section text:style-name="Sect1" text:name="p177">
        <text:p text:style-name="P80">осуществляется водоснабжение </text:p>
      </text:section>
      <text:section text:style-name="Sect1" text:name="p178">
        <text:p text:style-name="P66">  </text:p>
      </text:section>
      <text:section text:style-name="Sect1" text:name="p179">
        <text:p text:style-name="P84">28. В случае перехода прав на объекты, в отношении которых осуществляется водоснабжение в соответствии с настоящим договором, устройства и сооружения, предназначенные для подключения (технологического присоединения) к централизованной системе холодного водоснабжения, а также в случае предоставления прав владения и (или) пользования такими объектами, устройствами или сооружениями третьим лицам абонент в течение 3 рабочих дней со дня наступления одного из указанных событий направляет <text:span text:style-name="T43">Гарантирующей </text:span>организации письменное уведомление с указанием лиц, к которым перешли эти права, документов, являющихся основанием перехода прав, и вида переданного права с приложением заверенных надлежащим образом копий документов, являющихся основанием перехода прав. </text:p>
      </text:section>
      <text:section text:style-name="Sect1" text:name="p180">
        <text:p text:style-name="P84">Такое уведомление направляется любым доступным способом, позволяющим подтвердить получение такого уведомления адресатом. </text:p>
      </text:section>
      <text:section text:style-name="Sect1" text:name="p181">
        <text:p text:style-name="P84">29. Уведомление считается полученным <text:span text:style-name="T44">Гарантирующей </text:span>организацией с даты почтового уведомления о вручении или с даты подписи уполномоченного представителя <text:span text:style-name="T44">Гарантирующей </text:span>организации , свидетельствующей о получении уведомления, либо иной даты в соответствии с выбранным способом направления. </text:p>
      </text:section>
      <text:section text:style-name="Sect1" text:name="p182">
        <text:p text:style-name="P59">  </text:p>
      </text:section>
      <text:section text:style-name="Sect1" text:name="p183">
        <text:p text:style-name="P80">X. Условия водоснабжения иных лиц, объекты которых </text:p>
      </text:section>
      <text:section text:style-name="Sect1" text:name="p184">
        <text:p text:style-name="P80">подключены к водопроводным сетям, принадлежащим абоненту </text:p>
      </text:section>
      <text:section text:style-name="Sect1" text:name="p185">
        <text:p text:style-name="P59">  </text:p>
      </text:section>
      <text:section text:style-name="Sect1" text:name="p186">
        <text:p text:style-name="P84">30. Абонент представляет <text:span text:style-name="T45">Гарантирующей </text:span>организации сведения о лицах, объекты которых подключены к водопроводным сетям, принадлежащим абоненту. </text:p>
      </text:section>
      <text:section text:style-name="Sect1" text:name="p187">
        <text:p text:style-name="P84"><text:soft-page-break/>31. Сведения о лицах, объекты которых подключены к водопроводным сетям, принадлежащим абоненту, представляются в письменной форме с указанием наименования таких лиц, срока подключения к водопроводным сетям, места и схемы подключения к водопроводным сетям, разрешенного отбора объема холодной воды и режима подачи холодной воды, а также наличия узла учета и места отбора проб холодной воды. <text:span text:style-name="T46">Гарантирующая о</text:span>рганизация вправе запросить у абонента иные необходимые сведения и документы. </text:p>
      </text:section>
      <text:section text:style-name="Sect1" text:name="p188">
        <text:p text:style-name="P84">32. <text:span text:style-name="T47">Гарантирующая о</text:span>рганизация осуществляет водоснабжение иных лиц, объекты которых подключены к водопроводным сетям абонента, при условии, что такие лица заключили договор холодного водоснабжения или единый договор холодного водоснабжения и водоотведения с<text:span text:style-name="T21"> </text:span><text:span text:style-name="T47">Гарантирующей </text:span><text:span text:style-name="T21"><text:s/></text:span>организацией. </text:p>
      </text:section>
      <text:section text:style-name="Sect1" text:name="p189">
        <text:p text:style-name="P84">33. <text:span text:style-name="T48">Гарантирующая о</text:span>рганизация не несет ответственности за нарушения условий настоящего договора, допущенные в отношении лиц, объекты которых подключены к водопроводным сетям абонента и которые не имеют договора холодного водоснабжения или единого договора холодного водоснабжения и водоотведения с <text:span text:style-name="T48">Гарантирующей </text:span>организацией.</text:p>
      </text:section>
      <text:section text:style-name="Sect1" text:name="p190">
        <text:p text:style-name="P59">  </text:p>
      </text:section>
      <text:section text:style-name="Sect1" text:name="p191">
        <text:p text:style-name="P80">XI. Порядок урегулирования споров и разногласий </text:p>
      </text:section>
      <text:section text:style-name="Sect1" text:name="p192">
        <text:p text:style-name="P66">  </text:p>
      </text:section>
      <text:section text:style-name="Sect1" text:name="p193">
        <text:p text:style-name="P84">34. Разногласия, возникающие между сторонами, связанные с исполнением настоящего договора, подлежат досудебному урегулированию в претензионном порядке. </text:p>
      </text:section>
      <text:section text:style-name="Sect1" text:name="p194">
        <text:p text:style-name="P84">35. Претензия направляется по адресу стороны, указанному в реквизитах договора, и должна содержать: </text:p>
      </text:section>
      <text:section text:style-name="Sect1" text:name="p195">
        <text:p text:style-name="P84">а) сведения о заявителе (наименование, местонахождение, адрес); </text:p>
      </text:section>
      <text:section text:style-name="Sect1" text:name="p196">
        <text:p text:style-name="P84">б) содержание спора и разногласий; </text:p>
      </text:section>
      <text:section text:style-name="Sect1" text:name="p197">
        <text:p text:style-name="P84">в) сведения об объекте (объектах), в отношении которого возникли разногласия (полное наименование, местонахождение, правомочие на объект (объекты), которым обладает сторона, направившая претензию); </text:p>
      </text:section>
      <text:section text:style-name="Sect1" text:name="p198">
        <text:p text:style-name="P84">г) другие сведения по усмотрению стороны. </text:p>
      </text:section>
      <text:section text:style-name="Sect1" text:name="p199">
        <text:p text:style-name="P84">36. Сторона, получившая претензию, в течение 10 рабочих дней со дня ее получения обязана рассмотреть претензию и дать ответ. </text:p>
      </text:section>
      <text:section text:style-name="Sect1" text:name="p200">
        <text:p text:style-name="P84">37. Стороны составляют акт об урегулировании разногласий. </text:p>
      </text:section>
      <text:section text:style-name="Sect1" text:name="p201">
        <text:p text:style-name="P84">38. В случае недостижения сторонами согласия разногласия, возникшие из настоящего договора, подлежат урегулированию в суде в порядке, установленном законодательством Российской Федерации. </text:p>
      </text:section>
      <text:section text:style-name="Sect1" text:name="p202">
        <text:p text:style-name="P59">  </text:p>
      </text:section>
      <text:section text:style-name="Sect1" text:name="p203">
        <text:p text:style-name="P80">XII. Ответственность сторон </text:p>
      </text:section>
      <text:section text:style-name="Sect1" text:name="p204">
        <text:p text:style-name="P66">  </text:p>
      </text:section>
      <text:section text:style-name="Sect1" text:name="p205">
        <text:p text:style-name="P84">39. За неисполнение или ненадлежащее исполнение обязательств по настоящему договору стороны несут ответственность в соответствии с законодательством Российской Федерации. </text:p>
      </text:section>
      <text:section text:style-name="Sect1" text:name="p206">
        <text:p text:style-name="P84">40. В случае нарушения<text:span text:style-name="T21"> </text:span><text:span text:style-name="T49">Гарантирующей</text:span><text:span text:style-name="T21"> </text:span>организацией требований к качеству питьевой воды, режима подачи холодной воды, уровня давления холодной воды абонент вправе потребовать пропорционального снижения размера оплаты по настоящему договору в соответствующем расчетном периоде. </text:p>
      </text:section>
      <text:section text:style-name="Sect1" text:name="p207">
        <text:p text:style-name="P84">Ответственность <text:span text:style-name="T49">Гарантирующей </text:span>организации за качество подаваемой холодной (питьевой) воды определяется до границы эксплуатационной ответственности по водопроводным сетям абонента и <text:span text:style-name="T49">Гарантирующей </text:span>организации, установленной в соответствии с актом разграничения эксплуатационной ответственности. </text:p>
      </text:section>
      <text:section text:style-name="Sect1" text:name="p208">
        <text:p text:style-name="P84">41. В случае неисполнения либо ненадлежащего исполнения абонентом обязательств по оплате настоящего договора <text:span text:style-name="T49">Гарантирующая </text:span>организация вправе потребовать от абонента уплаты пени в размере одной стотридцатой ставки рефинансирования Центрального банка Российской Федерации, действующей на день фактической оплаты, от не выплаченной в срок суммы за каждый день просрочки, начиная со следующего дня после дня наступления установленного срока оплаты по день фактической оплаты. </text:p>
      </text:section>
      <text:section text:style-name="Sect1" text:name="p209">
        <text:p text:style-name="P84"><text:soft-page-break/>41(1). В случае неисполнения либо ненадлежащего исполнения абонентом обязанности по обеспечению доступа <text:span text:style-name="T49">Гарантирующей </text:span>организации к водопроводным сетям и устройствам на них для проведения работ абонент несет обязанность по возмещению причиненных в результате этого <text:span text:style-name="T50">Гарантирующей </text:span>организации, другим абонентам, транзитным организациям и (или) иным лицам убытков. </text:p>
      </text:section>
      <text:section text:style-name="Sect1" text:name="p210">
        <text:p text:style-name="P59">  </text:p>
      </text:section>
      <text:section text:style-name="Sect1" text:name="p211">
        <text:p text:style-name="P80">XIII. Обстоятельства непреодолимой силы </text:p>
      </text:section>
      <text:section text:style-name="Sect1" text:name="p212">
        <text:p text:style-name="P66">  </text:p>
      </text:section>
      <text:section text:style-name="Sect1" text:name="p213">
        <text:p text:style-name="P84">42. Стороны освобождаются от ответственности за неисполнение либо ненадлежащее исполнение обязательств по настоящему договору, если оно явилось следствием обстоятельств непреодолимой силы и если эти обстоятельства повлияли на исполнение настоящего договора. </text:p>
      </text:section>
      <text:section text:style-name="Sect1" text:name="p214">
        <text:p text:style-name="P84">При этом срок исполнения обязательств по настоящему договору отодвигается соразмерно времени, в течение которого действовали такие обстоятельства, а также последствиям, вызванным этими обстоятельствами. </text:p>
      </text:section>
      <text:section text:style-name="Sect1" text:name="p215">
        <text:p text:style-name="P84">43. Сторона, подвергшаяся действию обстоятельств непреодолимой силы, обязана без промедления (не позднее 24 часов) уведомить другую сторону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о наступлении и характере указанных обстоятельств, а также об их прекращении. </text:p>
      </text:section>
      <text:section text:style-name="Sect1" text:name="p216">
        <text:p text:style-name="P59">  </text:p>
      </text:section>
      <text:section text:style-name="Sect1" text:name="p217">
        <text:p text:style-name="P80">XIV. Действие договора </text:p>
      </text:section>
      <text:section text:style-name="Sect1" text:name="p218">
        <text:p text:style-name="P66">  </text:p>
      </text:section>
      <text:p text:style-name="P47"><text:bookmark text:name="p219"/><text:s text:c="4"/>44. Настоящий договор вступает в силу с ______________________________.</text:p>
      <text:p text:style-name="P47"><text:bookmark text:name="p220"/><text:s text:c="52"/>(указать дату)</text:p>
      <text:p text:style-name="P47"><text:bookmark text:name="p221"/><text:s text:c="4"/>45. Настоящий договор заключается на срок ____________________________.</text:p>
      <text:p text:style-name="P47"><text:bookmark text:name="p222"/><text:s text:c="52"/>(указать срок)</text:p>
      <text:section text:style-name="Sect1" text:name="p223">
        <text:p text:style-name="P84">46. Настоящий договор считается продленным на тот же срок и на тех же условиях, если за один месяц до окончания срока его действия ни одна из сторон не заявит о его прекращении или изменении либо о заключении нового договора на иных условиях. </text:p>
      </text:section>
      <text:section text:style-name="Sect1" text:name="p224">
        <text:p text:style-name="P84">47. Настоящий договор может быть расторгнут до окончания срока его действия по обоюдному согласию сторон. </text:p>
      </text:section>
      <text:section text:style-name="Sect1" text:name="p225">
        <text:p text:style-name="P84">48. В случае предусмотренного законодательством Российской Федерации отказа <text:span text:style-name="T50">Гарантирующей </text:span>организации от исполнения настоящего договора или его изменения в одностороннем порядке настоящий договор считается расторгнутым или измененным. </text:p>
      </text:section>
      <text:section text:style-name="Sect1" text:name="p226">
        <text:p text:style-name="P93"><text:span text:style-name="T6">48(1). В случае перехода прав на объекты, в отношении которых осуществляется водоснабжение в соответствии с настоящим договором, договор считается расторгнутым с даты, указанной в уведомлении о переходе прав на объекты, представленном абонентом в</text:span><text:span text:style-name="T7"> </text:span><text:span text:style-name="T16">Гарантирующую </text:span><text:span text:style-name="T7"><text:s/></text:span><text:span text:style-name="T6">организацию в порядке, предусмотренном </text:span><text:a xlink:type="simple" xlink:href="#p174" text:style-name="Internet_20_link" text:visited-style-name="Visited_20_Internet_20_Link"><text:span text:style-name="T2">разделом IX</text:span></text:a><text:span text:style-name="T6"> настоящего договора, но не ранее даты получения такого уведомления </text:span><text:span text:style-name="T16">Гарантирующей </text:span><text:span text:style-name="T6">организацией, либо с даты заключения договора холодного водоснабжения или единого договора холодного водоснабжения и водоотведения с лицом, к которому перешли эти права, в зависимости от того, какая из указанных дат наступила раньше. </text:span></text:p>
      </text:section>
      <text:section text:style-name="Sect1" text:name="p227">
        <text:p text:style-name="P59">  </text:p>
      </text:section>
      <text:section text:style-name="Sect1" text:name="p228">
        <text:p text:style-name="P80">XV. Прочие условия </text:p>
      </text:section>
      <text:section text:style-name="Sect1" text:name="p229">
        <text:p text:style-name="P66">  </text:p>
      </text:section>
      <text:section text:style-name="Sect1" text:name="p230">
        <text:p text:style-name="P84">49. Все изменения, которые вносятся в настоящий договор, считаются действительными, если они оформлены в письменном виде, подписаны уполномоченными на то лицами и заверены печатями обеих сторон (при их наличии). </text:p>
      </text:section>
      <text:section text:style-name="Sect1" text:name="p231">
        <text:p text:style-name="P84">50. В случае изменения наименования, местонахождения или банковских реквизитов стороны она обязана уведомить об этом другую сторону в письменной форме в течение 5 рабочих дней со дня наступления указанных обстоятельств любым доступным способом (почтовое отправление, телеграмма, факсограмма, телефонограмма, информационно-телекоммуникационная сеть "Интернет"), позволяющим подтвердить получение такого уведомления адресатом. </text:p>
      </text:section>
      <text:section text:style-name="Sect1" text:name="p232">
        <text:p text:style-name="P93"><text:soft-page-break/><text:span text:style-name="T6">51. При исполнении настоящего договора стороны обязуются руководствоваться законодательством Российской Федерации, в том числе положениями Федерального </text:span><text:a xlink:type="simple" xlink:href="https://login.consultant.ru/link/?req=doc&amp;base=LAW&amp;n=408088&amp;date=22.02.2022" text:style-name="Internet_20_link" text:visited-style-name="Visited_20_Internet_20_Link"><text:span text:style-name="T2">закона</text:span></text:a><text:span text:style-name="T6"> "О водоснабжении и водоотведении" и иными нормативными правовыми актами Российской Федерации в сфере водоснабжения и водоотведения. </text:span></text:p>
      </text:section>
      <text:section text:style-name="Sect1" text:name="p233">
        <text:p text:style-name="P84">52. Настоящий договор составлен в 2 экземплярах, имеющих равную юридическую силу. </text:p>
      </text:section>
      <text:section text:style-name="Sect1" text:name="p234">
        <text:p text:style-name="P84">53. Приложения к настоящему договору являются его неотъемлемой частью. </text:p>
      </text:section>
      <text:section text:style-name="Sect1" text:name="p235">
        <text:p text:style-name="P59">  </text:p>
      </text:section>
      <text:p text:style-name="P61"><text:s/></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4">ГАРАНТИРУЮЩАЯ ОРГАНИЗАЦИЯ: <text:tab/></text:p>
          </table:table-cell>
          <table:table-cell table:style-name="Таблица8.A1" office:value-type="string">
            <text:p text:style-name="P35">АБОНЕНТ:</text:p>
          </table:table-cell>
        </table:table-row>
        <table:table-row table:style-name="Таблица8.2">
          <table:table-cell table:style-name="Таблица8.A1" office:value-type="string">
            <text:p text:style-name="P16">Муниципальное унитарное предприятие Балаковского муниципального района «Балаково-Водоканал»</text:p>
            <text:p text:style-name="P16">413840 Саратовская обл., г.Балаково, ул.Радищева, д.55</text:p>
            <text:p text:style-name="P16">ИНН 6439053289 <text:s/>КПП 643901001 ОГРН 1036403903227</text:p>
            <text:p text:style-name="P16">р/с 40702810800000000300 АО «БАЛАКОВО-БАНК» </text:p>
            <text:p text:style-name="P16">к/с 30101810022026311890 <text:s text:c="4"/>БИК 046311890</text:p>
            <text:p text:style-name="P16">ОКВЭД 36.00.1 <text:s/>36.00.2 <text:s/>37.0 <text:s/>ОКПО 59396298</text:p>
            <text:p text:style-name="P27">Телефон/факс (8453) 44-45-82, 44-45-32, 44-13-65</text:p>
            <text:p text:style-name="P97"><text:span text:style-name="T63">E</text:span><text:span text:style-name="T62">-</text:span><text:span text:style-name="T63">mail</text:span><text:span text:style-name="T62">: </text:span><text:a xlink:type="simple" xlink:href="mailto:office@bal-vod.ru" text:style-name="Internet_20_link" text:visited-style-name="Visited_20_Internet_20_Link"><text:span text:style-name="T69">office@bal-vod.ru</text:span></text:a><text:span text:style-name="T62"> </text:span></text:p>
          </table:table-cell>
          <table:table-cell table:style-name="Таблица8.A1" office:value-type="string">
            <text:p text:style-name="P27"/>
            <text:p text:style-name="P27"/>
            <text:p text:style-name="P27"/>
            <text:p text:style-name="P27"/>
            <text:p text:style-name="P27"/>
            <text:p text:style-name="P27"/>
            <text:p text:style-name="P27"/>
            <text:p text:style-name="P58"><text:span text:style-name="T64">E</text:span><text:span text:style-name="T65">-</text:span><text:span text:style-name="T64">mail</text:span></text:p>
          </table:table-cell>
        </table:table-row>
        <table:table-row table:style-name="Таблица8.3">
          <table:table-cell table:style-name="Таблица8.A3" table:number-columns-spanned="2" office:value-type="string">
            <text:p text:style-name="P34">Подписи сторон:</text:p>
          </table:table-cell>
          <table:covered-table-cell/>
        </table:table-row>
        <table:table-row table:style-name="Таблица8.4">
          <table:table-cell table:style-name="Таблица8.A4" office:value-type="string">
            <text:p text:style-name="P34">ГАРАНТИРУЮЩАЯ ОРГАНИЗАЦИЯ</text:p>
          </table:table-cell>
          <table:table-cell table:style-name="Таблица8.A4" office:value-type="string">
            <text:p text:style-name="P35">АБОНЕНТ</text:p>
          </table:table-cell>
        </table:table-row>
        <table:table-row table:style-name="Таблица8.1">
          <table:table-cell table:style-name="Таблица8.A4" office:value-type="string">
            <text:p text:style-name="P14">Директор </text:p>
            <text:p text:style-name="P51"><text:span text:style-name="T65">МУП «Балаково-Водоканал» ___________ </text:span><text:span text:style-name="T66">С.В. Мельник</text:span></text:p>
            <text:p text:style-name="P28"/>
          </table:table-cell>
          <table:table-cell table:style-name="Таблица8.A4" office:value-type="string">
            <text:p text:style-name="P15"><text:s/></text:p>
            <text:p text:style-name="P14">Руководитель_______________ _______________ <text:s text:c="74"/></text:p>
          </table:table-cell>
        </table:table-row>
      </table:table>
      <text:p text:style-name="P47"><text:bookmark text:name="p241"/><text:bookmark text:name="p240"/>"__" ________________ 20__ г. <text:s text:c="16"/>"__" ________________ 20__ г.</text:p>
      <text:section text:style-name="Sect1" text:name="p242">
        <text:p text:style-name="P66">  </text:p>
      </text:section>
      <text:section text:style-name="Sect1" text:name="p243">
        <text:p text:style-name="P66">  </text:p>
      </text:section>
      <text:section text:style-name="Sect1" text:name="p244">
        <text:p text:style-name="P66">  </text:p>
      </text:section>
      <text:section text:style-name="Sect1" text:name="p24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section>
      <text:section text:style-name="Sect1" text:name="p247">
        <text:p text:style-name="P87">Приложение N 1 </text:p>
      </text:section>
      <text:section text:style-name="Sect1" text:name="p248">
        <text:p text:style-name="P87">к типовому договору </text:p>
      </text:section>
      <text:section text:style-name="Sect1" text:name="p249">
        <text:p text:style-name="P87">холодного водоснабжения </text:p>
      </text:section>
      <text:section text:style-name="Sect1" text:name="p253">
        <text:p text:style-name="P87">(форма) </text:p>
      </text:section>
      <text:section text:style-name="Sect1" text:name="p254">
        <text:p text:style-name="P60">  </text:p>
      </text:section>
      <text:p text:style-name="P62"><text:bookmark text:name="p255"/><text:s text:c="12"/><text:span text:style-name="T61">АКТ</text:span></text:p>
      <text:p text:style-name="P5"><text:bookmark text:name="p256"/><text:s text:c="18"/>разграничения балансовой принадлежности</text:p>
      <text:p text:style-name="P6"><text:bookmark text:name="p257"/><text:s text:c="20"/>и эксплуатационной ответственности</text:p>
      <text:p text:style-name="P1"><text:span text:style-name="T22"><text:tab/>Муниципальное унитарное предприятие Балаковского муниципального района «Балаково Водоканал»</text:span>,<text:bookmark text:name="p81"/><text:bookmark text:name="p71"/>именуемое <text:s text:c="3"/>в <text:s text:c="3"/>дальнейшем<text:span text:style-name="T21"> <text:s/></text:span><text:span text:style-name="T22">Гарантирующей</text:span><text:span text:style-name="T21"> </text:span>организацией, в лице <text:span text:style-name="T22">директора Мельника Станислава Васильевича,</text:span><text:bookmark text:name="p113"/><text:span text:style-name="T22"> </text:span>действующего на основании<text:span text:style-name="T21"> </text:span><text:span text:style-name="T22">Устава, </text:span><text:bookmark text:name="p131"/>с одной стороны, и _____________________________________________________________________________________,</text:p>
      <text:list xml:id="list2448803027" text:style-name="L1">
        <text:list-header>
          <text:p text:style-name="P95"><text:s text:c="44"/>(наименование организации)</text:p>
        </text:list-header>
      </text:list>
      <text:p text:style-name="P1">именуемое в дальнейшем абонентом, в лице</text:p>
      <text:p text:style-name="P1"><text:bookmark text:name="p161"/>______________________________________________________________________________________,</text:p>
      <text:p text:style-name="P3">(фамилия, имя, отчество, паспортные данные - в случае заключения<text:bookmark text:name="p181"/> договора со стороны абонента физическим лицом, наименование<text:bookmark text:name="p191"/> должности, фамилия, имя, отчество - в случае заключения договора<text:bookmark text:name="p201"/> со стороны абонента юридическим лицом)</text:p>
      <text:p text:style-name="P1"><text:bookmark text:name="p211"/>действующего на основании ____________________________________________________________,</text:p>
      <text:p text:style-name="P11"><text:bookmark text:name="p223"/><text:s text:c="33"/>(положение, устав, доверенность -<text:bookmark text:name="p231"/> указать нужное в случае заключения<text:bookmark text:name="p242"/> договора со стороны абонента юридическим лицом)</text:p>
      <text:p text:style-name="P7"><text:bookmark text:name="p275"/>с другой стороны, именуемые в дальнейшем сторонами, составили настоящий акт<text:bookmark text:name="p276"/> о том, что:</text:p>
      <text:p text:style-name="P7"><text:bookmark text:name="p277"/><text:s text:c="4"/>границей <text:s/>балансовой <text:s/>принадлежности <text:s/>объектов <text:s/>централизованных систем</text:p>
      <text:p text:style-name="P7"><text:bookmark text:name="p278"/>холодного водоснабжения <text:span text:style-name="T51">Гарантирующей </text:span>организации <text:bookmark text:name="p279"/>и абонента является _______________________________________________________________________________________</text:p>
      <text:p text:style-name="P7"><text:bookmark text:name="p280"/>_______________________________________________________________________________________</text:p>
      <text:p text:style-name="P7"><text:bookmark text:name="p281"/>______________________________________________________________________________________;</text:p>
      <text:p text:style-name="P47"><text:bookmark text:name="p282"/><text:span text:style-name="T61"><text:s text:c="4"/>границей <text:s/>эксплуатационной <text:s/>ответственности <text:s/>объектов <text:s/>централизованных</text:span><text:bookmark text:name="p283"/><text:span text:style-name="T61"> систем <text:s/>холодного <text:s/>водоснабжения <text:s/></text:span><text:span text:style-name="T67">Гарантирующей </text:span><text:span text:style-name="T61">организации и абонента является</text:span> _______________________________________________________________________________________</text:p>
      <text:p text:style-name="P48"><text:bookmark text:name="p285"/>______________________________________________________________________________________.</text:p>
      <text:p text:style-name="P67"><text:bookmark text:name="p287"/><text:bookmark text:name="p286"/><text:s text:c="4"/></text:p>
      <table:table table:name="Таблица7" table:style-name="Таблица7">
        <table:table-column table:style-name="Таблица7.A"/>
        <table:table-column table:style-name="Таблица7.B"/>
        <table:table-row table:style-name="Таблица7.1">
          <table:table-cell table:style-name="Таблица7.A1" table:number-columns-spanned="2" office:value-type="string">
            <text:p text:style-name="P41">Подписи сторон:</text:p>
          </table:table-cell>
          <table:covered-table-cell/>
        </table:table-row>
        <table:table-row table:style-name="Таблица7.2">
          <table:table-cell table:style-name="Таблица7.A1" office:value-type="string">
            <text:p text:style-name="P41">ГАРАНТИРУЮЩАЯ ОРГАНИЗАЦИЯ</text:p>
          </table:table-cell>
          <table:table-cell table:style-name="Таблица7.A1" office:value-type="string">
            <text:p text:style-name="P36">АБОНЕНТ</text:p>
          </table:table-cell>
        </table:table-row>
        <table:table-row table:style-name="Таблица7.3">
          <table:table-cell table:style-name="Таблица7.A3" office:value-type="string">
            <text:p text:style-name="P22">Директор </text:p>
            <text:p text:style-name="P52"><text:span text:style-name="T65">МУП «Балаково-Водоканал» ___________ </text:span><text:span text:style-name="T66">С.В. Мельник</text:span></text:p>
            <text:p text:style-name="P29"/>
          </table:table-cell>
          <table:table-cell table:style-name="Таблица7.A3" office:value-type="string">
            <text:p text:style-name="P17"><text:s/></text:p>
            <text:p text:style-name="P22">Руководитель_______________ _______________ <text:s text:c="74"/></text:p>
          </table:table-cell>
        </table:table-row>
      </table:table>
      <text:p text:style-name="P67"/>
      <text:p text:style-name="P47"><text:bookmark text:name="p293"/><text:bookmark text:name="p292"/><text:s text:c="2"/>"__" ___________________ 20__ г. <text:s text:c="6"/>"__" ___________________ 20__ г.</text:p>
      <text:section text:style-name="Sect1" text:name="p294">
        <text:p text:style-name="P59">  </text:p>
      </text:section>
      <text:section text:style-name="Sect1" text:name="p295">
        <text:p text:style-name="P59">  </text:p>
      </text:section>
      <text:section text:style-name="Sect1" text:name="p296">
        <text:p text:style-name="P59">  </text:p>
        <text:p text:style-name="P59"/>
        <text:p text:style-name="P59"/>
        <text:p text:style-name="P59"/>
      </text:section>
      <text:section text:style-name="Sect1" text:name="p297">
        <text:p text:style-name="P87"><text:soft-page-break/>Приложение N 2 </text:p>
      </text:section>
      <text:section text:style-name="Sect1" text:name="p298">
        <text:p text:style-name="P87">к типовому договору </text:p>
      </text:section>
      <text:section text:style-name="Sect1" text:name="p299">
        <text:p text:style-name="P87">холодного водоснабжения </text:p>
      </text:section>
      <text:section text:style-name="Sect1" text:name="p300">
        <text:p text:style-name="P76">  </text:p>
      </text:section>
      <text:section text:style-name="Sect1" text:name="p301">
        <text:p text:style-name="P80">АКТ </text:p>
      </text:section>
      <text:section text:style-name="Sect1" text:name="p302">
        <text:p text:style-name="P80">о разграничении эксплуатационной ответственности </text:p>
      </text:section>
      <text:section text:style-name="Sect1" text:name="p303">
        <text:p text:style-name="P59">  </text:p>
      </text:section>
      <text:section text:style-name="Sect1" text:name="p304">
        <text:p text:style-name="P93"><text:span text:style-name="T6">Утратил силу. - </text:span><text:a xlink:type="simple" xlink:href="https://login.consultant.ru/link/?req=doc&amp;base=LAW&amp;n=353488&amp;dst=100173&amp;field=134&amp;date=22.02.2022" text:style-name="Internet_20_link" text:visited-style-name="Visited_20_Internet_20_Link"><text:span text:style-name="T2">Постановление</text:span></text:a><text:span text:style-name="T6"> Правительства РФ от 29.06.2017 N 778. </text:span></text:p>
      </text:section>
      <text:section text:style-name="Sect1" text:name="p305">
        <text:p text:style-name="P75">  </text:p>
      </text:section>
      <text:section text:style-name="Sect1" text:name="p306">
        <text:p text:style-name="P75">  </text:p>
      </text:section>
      <text:section text:style-name="Sect1" text:name="p307">
        <text:p text:style-name="P75">  </text:p>
        <text:p text:style-name="P75"/>
        <text:p text:style-name="P75"/>
      </text:section>
      <text:section text:style-name="Sect1" text:name="p308">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Приложение N 3 </text:p>
      </text:section>
      <text:section text:style-name="Sect1" text:name="p309">
        <text:p text:style-name="P87">к типовому договору </text:p>
      </text:section>
      <text:section text:style-name="Sect1" text:name="p310">
        <text:p text:style-name="P87">холодного водоснабжения </text:p>
      </text:section>
      <text:section text:style-name="Sect1" text:name="p312">
        <text:p text:style-name="P87">(форма) </text:p>
      </text:section>
      <text:section text:style-name="Sect1" text:name="p313">
        <text:p text:style-name="P75">  </text:p>
      </text:section>
      <text:section text:style-name="Sect1" text:name="p314">
        <text:p text:style-name="P88">РЕЖИМ </text:p>
      </text:section>
      <text:section text:style-name="Sect1" text:name="p315">
        <text:p text:style-name="P88">подачи (потребления) холодной воды </text:p>
      </text:section>
      <text:section text:style-name="Sect1" text:name="p316">
        <text:p text:style-name="P66">  </text:p>
      </text:section>
      <table:table table:name="Таблица1" table:style-name="Таблица1">
        <table:table-column table:style-name="Таблица1.A"/>
        <table:table-column table:style-name="Таблица1.B"/>
        <table:table-column table:style-name="Таблица1.C" table:number-columns-repeated="3"/>
        <table:table-row table:style-name="TableLine124550616">
          <table:table-cell table:style-name="Таблица1.A1" office:value-type="string">
            <text:section text:style-name="Sect1" text:name="p317">
              <text:p text:style-name="P78">N п/п </text:p>
            </text:section>
          </table:table-cell>
          <table:table-cell table:style-name="Таблица1.A1" office:value-type="string">
            <text:section text:style-name="Sect1" text:name="p318">
              <text:p text:style-name="P78">Наименование объекта (ввода) </text:p>
            </text:section>
          </table:table-cell>
          <table:table-cell table:style-name="Таблица1.A1" office:value-type="string">
            <text:section text:style-name="Sect1" text:name="p319">
              <text:p text:style-name="P78">Гарантированный объем подачи холодной воды (отдельно для холодной питьевой и технической воды) </text:p>
            </text:section>
          </table:table-cell>
          <table:table-cell table:style-name="Таблица1.A1" office:value-type="string">
            <text:section text:style-name="Sect1" text:name="p320">
              <text:p text:style-name="P78">Гарантированный объем подачи холодной воды на нужды пожаротушения </text:p>
            </text:section>
          </table:table-cell>
          <table:table-cell table:style-name="Таблица1.A1" office:value-type="string">
            <text:section text:style-name="Sect1" text:name="p321">
              <text:p text:style-name="P78">Гарантированный уровень давления холодной воды (отдельно для холодной питьевой и технической воды) </text:p>
            </text:section>
          </table:table-cell>
        </table:table-row>
        <table:table-row table:style-name="TableLine124551528">
          <table:table-cell table:style-name="Таблица1.A1" office:value-type="string">
            <text:section text:style-name="Sect1" text:name="p322">
              <text:p text:style-name="P78">1 </text:p>
            </text:section>
          </table:table-cell>
          <table:table-cell table:style-name="Таблица1.A1" office:value-type="string">
            <text:section text:style-name="Sect1" text:name="p323">
              <text:p text:style-name="P78">2 </text:p>
            </text:section>
          </table:table-cell>
          <table:table-cell table:style-name="Таблица1.A1" office:value-type="string">
            <text:section text:style-name="Sect1" text:name="p324">
              <text:p text:style-name="P78">3 </text:p>
            </text:section>
          </table:table-cell>
          <table:table-cell table:style-name="Таблица1.A1" office:value-type="string">
            <text:section text:style-name="Sect1" text:name="p325">
              <text:p text:style-name="P78">4 </text:p>
            </text:section>
          </table:table-cell>
          <table:table-cell table:style-name="Таблица1.A1" office:value-type="string">
            <text:section text:style-name="Sect1" text:name="p326">
              <text:p text:style-name="P78">5 </text:p>
            </text:section>
          </table:table-cell>
        </table:table-row>
        <table:table-row table:style-name="TableLine124551680">
          <table:table-cell table:style-name="Таблица1.A1" office:value-type="string">
            <text:section text:style-name="Sect1" text:name="p327">
              <text:p text:style-name="P64">  </text:p>
            </text:section>
          </table:table-cell>
          <table:table-cell table:style-name="Таблица1.A1" office:value-type="string">
            <text:section text:style-name="Sect1" text:name="p328">
              <text:p text:style-name="P64">  </text:p>
            </text:section>
          </table:table-cell>
          <table:table-cell table:style-name="Таблица1.A1" office:value-type="string">
            <text:section text:style-name="Sect1" text:name="p329">
              <text:p text:style-name="P64">  </text:p>
            </text:section>
          </table:table-cell>
          <table:table-cell table:style-name="Таблица1.A1" office:value-type="string">
            <text:section text:style-name="Sect1" text:name="p330">
              <text:p text:style-name="P64">  </text:p>
            </text:section>
          </table:table-cell>
          <table:table-cell table:style-name="Таблица1.A1" office:value-type="string">
            <text:section text:style-name="Sect1" text:name="p331">
              <text:p text:style-name="P64">  </text:p>
            </text:section>
          </table:table-cell>
        </table:table-row>
      </table:table>
      <text:section text:style-name="Sect1" text:name="p332">
        <text:p text:style-name="P66">  </text:p>
      </text:section>
      <text:p text:style-name="P47"><text:bookmark text:name="p333"/><text:s text:c="4"/>Режим установлен на период с ________________ по ______________ 20__ г.</text:p>
      <text:p text:style-name="P47"><text:bookmark text:name="p334"/><text:s text:c="4"/>Допустимые <text:s/>перерывы <text:s text:c="2"/>в <text:s text:c="2"/>продолжительности <text:s text:c="2"/>подачи <text:s text:c="2"/>холодной <text:s text:c="2"/>воды</text:p>
      <text:p text:style-name="P48"><text:bookmark text:name="p335"/>__________________________________________________________________________.</text:p>
      <text:p text:style-name="P68"/>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2">ГАРАНТИРУЮЩАЯ ОРГАНИЗАЦИЯ</text:p>
          </table:table-cell>
          <table:table-cell table:style-name="Таблица9.A1" office:value-type="string">
            <text:p text:style-name="P37">АБОНЕНТ</text:p>
          </table:table-cell>
        </table:table-row>
        <table:table-row table:style-name="Таблица9.2">
          <table:table-cell table:style-name="Таблица9.A2" office:value-type="string">
            <text:p text:style-name="P23">Директор </text:p>
            <text:p text:style-name="P53"><text:span text:style-name="T65">МУП «Балаково-Водоканал» ___________ </text:span><text:span text:style-name="T66">С.В. Мельник</text:span></text:p>
            <text:p text:style-name="P30"/>
          </table:table-cell>
          <table:table-cell table:style-name="Таблица9.A2" office:value-type="string">
            <text:p text:style-name="P18"><text:s/></text:p>
            <text:p text:style-name="P23">Руководитель_______________ _______________ <text:s text:c="74"/></text:p>
          </table:table-cell>
        </table:table-row>
      </table:table>
      <text:p text:style-name="P68"><text:bookmark text:name="p342"/><text:bookmark text:name="p341"/>"__" ______________ 20__ г. <text:s text:c="11"/>"__" ______________ 20__ г.</text:p>
      <text:section text:style-name="Sect1" text:name="p343">
        <text:p text:style-name="P75">  </text:p>
      </text:section>
      <text:section text:style-name="Sect1" text:name="p344">
        <text:p text:style-name="P75">  </text:p>
      </text:section>
      <text:section text:style-name="Sect1" text:name="p345">
        <text:p text:style-name="P75">  </text:p>
      </text:section>
      <text:section text:style-name="Sect1" text:name="p346">
        <text:p text:style-name="P75">  </text:p>
      </text:section>
      <text:section text:style-name="Sect1" text:name="p347">
        <text:p text:style-name="P75">  </text:p>
        <text:p text:style-name="P75"/>
        <text:p text:style-name="P75"/>
        <text:p text:style-name="P75"/>
        <text:p text:style-name="P75"/>
        <text:p text:style-name="P75"/>
        <text:p text:style-name="P75"/>
        <text:p text:style-name="P75"/>
        <text:p text:style-name="P75"/>
        <text:p text:style-name="P75"/>
      </text:section>
      <text:section text:style-name="Sect1" text:name="p348">
        <text:p text:style-name="P87"/>
        <text:p text:style-name="P87"><text:soft-page-break/>Приложение N 3(1) </text:p>
      </text:section>
      <text:section text:style-name="Sect1" text:name="p349">
        <text:p text:style-name="P87">к типовому договору </text:p>
      </text:section>
      <text:section text:style-name="Sect1" text:name="p350">
        <text:p text:style-name="P87">холодного водоснабжения </text:p>
      </text:section>
      <text:section text:style-name="Sect1" text:name="p353">
        <text:p text:style-name="P60">  </text:p>
      </text:section>
      <text:section text:style-name="Sect1" text:name="p354">
        <text:p text:style-name="P87">(форма) </text:p>
      </text:section>
      <text:section text:style-name="Sect1" text:name="p355">
        <text:p text:style-name="P66">  <text:bookmark text:name="p356"/><text:s text:c="32"/>СОГЛАШЕНИЕ</text:p>
      </text:section>
      <text:p text:style-name="P62"><text:bookmark text:name="p357"/><text:s text:c="14"/>об осуществлении электронного документооборота</text:p>
      <text:p text:style-name="P62"><text:bookmark text:name="p358"/><text:s text:c="13"/>_____________________________ "__" _____ 20__ г.</text:p>
      <text:p text:style-name="P63"><text:bookmark text:name="p359"/><text:s text:c="13"/>(место заключения соглашения)</text:p>
      <text:p text:style-name="P9"><text:span text:style-name="T22">Муниципальное унитарное предприятие Балаковского муниципального района «Балаково- Водоканал»</text:span>,<text:bookmark text:name="p811"/><text:bookmark text:name="p711"/>именуемое <text:s text:c="3"/>в <text:s text:c="3"/>дальнейшем<text:span text:style-name="T21"> <text:s/></text:span><text:span text:style-name="T22">Гарантирующей</text:span><text:span text:style-name="T21"> </text:span>организацией, в лице <text:span text:style-name="T22">директора Мельника Станислава Васильевича,</text:span><text:bookmark text:name="p1131"/><text:span text:style-name="T22"> </text:span>действующего на основании<text:span text:style-name="T21"> </text:span><text:span text:style-name="T22">Устава, </text:span><text:bookmark text:name="p1311"/>с одной стороны, и _____________________________________________________________________________________,</text:p>
      <text:list xml:id="list82205976595445" text:continue-numbering="true" text:style-name="L1">
        <text:list-header>
          <text:p text:style-name="P96"><text:s text:c="44"/>(наименование организации)</text:p>
        </text:list-header>
      </text:list>
      <text:p text:style-name="P2">именуемое в дальнейшем абонентом, в лице</text:p>
      <text:p text:style-name="P2"><text:bookmark text:name="p1611"/>______________________________________________________________________________________,</text:p>
      <text:p text:style-name="P4">(фамилия, имя, отчество, паспортные данные - в случае заключения<text:bookmark text:name="p1811"/> договора со стороны абонента физическим лицом, наименование<text:bookmark text:name="p1911"/> должности, фамилия, имя, отчество - в случае заключения договора<text:bookmark text:name="p2011"/> со стороны абонента юридическим лицом)</text:p>
      <text:p text:style-name="P2"><text:bookmark text:name="p2111"/>действующего на основании ____________________________________________________________,</text:p>
      <text:p text:style-name="P12"><text:bookmark text:name="p2231"/><text:s text:c="33"/>(положение, устав, доверенность -<text:bookmark text:name="p2311"/> указать нужное в случае заключения<text:bookmark text:name="p2421"/> договора со стороны абонента юридическим лицом)</text:p>
      <text:p text:style-name="P69"><text:bookmark text:name="p2751"/><text:span text:style-name="T61">с другой стороны</text:span>, <text:s/>именуемые <text:s/>в дальнейшем сторонами, заключили настоящее<text:bookmark text:name="p382"/> соглашение о нижеследующем:</text:p>
      <text:section text:style-name="Sect1" text:name="p383">
        <text:p text:style-name="P84">1. Выставление <text:span text:style-name="T52">Гарантирующей </text:span>организацией <text:s/>расчетно-платежных документов (счет, счет-фактура, акт сдачи-приемки услуг) абоненту производится посредством электронного документооборота с использованием электронной подписи через оператора электронного документооборота ____________________________ (ИНН _____________/ОГРН _____________). </text:p>
      </text:section>
      <text:section text:style-name="Sect1" text:name="p384">
        <text:p text:style-name="P84">2. Датой выставления<text:span text:style-name="T21"> </text:span><text:span text:style-name="T53">Гарантирующей</text:span><text:span text:style-name="T21"> </text:span>организацией расчетно-платежных документов в электронном виде абоненту по телекоммуникационным каналам связи считается дата подтверждения оператором электронного документооборота выставления <text:span text:style-name="T54">Гарантирующей </text:span>организацией расчетно-платежных документов абоненту. </text:p>
      </text:section>
      <text:section text:style-name="Sect1" text:name="p385">
        <text:p text:style-name="P84">3. Абонент обязан в течение 10 рабочих дней со дня выставления расчетно-платежных документов в электронном виде по телекоммуникационным каналам связи вернуть<text:span text:style-name="T21"> </text:span><text:span text:style-name="T55">Гарантирующей </text:span><text:span text:style-name="T21"><text:s/></text:span>организации акт сдачи-приемки услуг, подписанный электронной подписью абонента и подтвержденный оператором электронного документооборота. </text:p>
      </text:section>
      <text:section text:style-name="Sect1" text:name="p386">
        <text:p text:style-name="P84">Акт сдачи-приемки услуг в электронном виде считается полученным<text:span text:style-name="T21"> </text:span><text:span text:style-name="T56">Гарантирующей </text:span><text:span text:style-name="T21"><text:s/></text:span>организацией, если <text:span text:style-name="T56">Гарантирующая </text:span>организации поступило подтверждение оператором электронного документооборота подписания акта сдачи-приемки услуг электронной подписью абонента. </text:p>
      </text:section>
      <text:section text:style-name="Sect1" text:name="p387">
        <text:p text:style-name="P84">4. В случае если в течение 5 рабочих дней со дня выставления абоненту расчетно-платежных документов в электронном виде по телекоммуникационным каналам связи абонент письменно не заявит<text:span text:style-name="T21"> </text:span><text:span text:style-name="T57">Гарантирующей </text:span><text:span text:style-name="T21"><text:s/></text:span>организации о своих возражениях по содержанию указанных документов, в том числе по объему поданной холодной воды и сумме платежа, считается, что абонент согласен с представленным расчетом суммы платежа, а указанные в расчетно-платежных документах показания приборов учета являются согласованными абонентом. </text:p>
      </text:section>
      <text:section text:style-name="Sect1" text:name="p388">
        <text:p text:style-name="P84">5. Для работы в системе обмена электронными документами абонент заключает соглашение с любым из операторов электронного документооборота на получение ключа электронной подписи. </text:p>
      </text:section>
      <text:section text:style-name="Sect1" text:name="p389">
        <text:p text:style-name="P84">6. Стороны признают, что используемые сторонами электронные документы, подписанные электронной подписью уполномоченных представителей сторон, имеют равную юридическую силу с документами на бумажном носителе, подписанными уполномоченными представителями и заверенными оттисками печатей сторон (независимо от того, существуют такие документы на бумажных носителях или нет), только при соблюдении правил формирования и порядка передачи электронных документов, установленных настоящим договором. </text:p>
      </text:section>
      <text:section text:style-name="Sect1" text:name="p390">
        <text:p text:style-name="P55"><text:soft-page-break/>  </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43">ГАРАНТИРУЮЩАЯ ОРГАНИЗАЦИЯ</text:p>
            </table:table-cell>
            <table:table-cell table:style-name="Таблица11.A1" office:value-type="string">
              <text:p text:style-name="P38">АБОНЕНТ</text:p>
            </table:table-cell>
          </table:table-row>
          <table:table-row table:style-name="Таблица11.2">
            <table:table-cell table:style-name="Таблица11.A2" office:value-type="string">
              <text:p text:style-name="P24">Директор </text:p>
              <text:p text:style-name="P54"><text:span text:style-name="T65">МУП «Балаково-Водоканал» ___________ </text:span><text:span text:style-name="T66">С.В. Мельник</text:span></text:p>
              <text:p text:style-name="P31"/>
            </table:table-cell>
            <table:table-cell table:style-name="Таблица11.A2" office:value-type="string">
              <text:p text:style-name="P19"><text:s/></text:p>
              <text:p text:style-name="P24">Руководитель_______________ _______________ <text:s text:c="74"/></text:p>
            </table:table-cell>
          </table:table-row>
        </table:table>
        <text:p text:style-name="P70"><text:bookmark text:name="p3413"/><text:bookmark text:name="p3423"/>"__" ______________ 20__ г. <text:s text:c="11"/>"__" ______________ 20__ г.</text:p>
        <text:p text:style-name="P55">  </text:p>
        <text:p text:style-name="P74"/>
      </text:section>
      <text:section text:style-name="Sect1" text:name="p413">
        <text:p text:style-name="P75">  </text:p>
      </text:section>
      <text:section text:style-name="Sect1" text:name="p414">
        <text:p text:style-name="P75">  </text:p>
      </text:section>
      <text:section text:style-name="Sect1" text:name="p415">
        <text:p text:style-name="P75">  </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section>
      <text:section text:style-name="Sect1" text:name="p418">
        <text:p text:style-name="P87"><text:soft-page-break/>Приложение N 4 </text:p>
      </text:section>
      <text:section text:style-name="Sect1" text:name="p419">
        <text:p text:style-name="P87">к типовому договору </text:p>
      </text:section>
      <text:section text:style-name="Sect1" text:name="p420">
        <text:p text:style-name="P87">холодного водоснабжения </text:p>
      </text:section>
      <text:section text:style-name="Sect1" text:name="p424">
        <text:p text:style-name="P87">(форма) </text:p>
      </text:section>
      <text:section text:style-name="Sect1" text:name="p425">
        <text:p text:style-name="P76">  </text:p>
      </text:section>
      <text:p text:style-name="P47"><text:bookmark text:name="p426"/><text:s text:c="33"/>СВЕДЕНИЯ</text:p>
      <text:p text:style-name="P47"><text:bookmark text:name="p427"/><text:s text:c="12"/>об узлах учета, приборах учета и местах отбора проб</text:p>
      <text:p text:style-name="P47"><text:bookmark text:name="p428"/><text:s text:c="31"/>холодной воды</text:p>
      <text:section text:style-name="Sect1" text:name="p429">
        <text:p text:style-name="P60">  </text:p>
      </text:section>
      <table:table table:name="Таблица3" table:style-name="Таблица3">
        <table:table-column table:style-name="Таблица3.A"/>
        <table:table-column table:style-name="Таблица3.B"/>
        <table:table-column table:style-name="Таблица3.C" table:number-columns-repeated="2"/>
        <table:table-row table:style-name="TableLine124554416">
          <table:table-cell table:style-name="Таблица3.A1" office:value-type="string">
            <text:section text:style-name="Sect1" text:name="p430">
              <text:p text:style-name="P78">N п/п </text:p>
            </text:section>
          </table:table-cell>
          <table:table-cell table:style-name="Таблица3.A1" office:value-type="string">
            <text:section text:style-name="Sect1" text:name="p431">
              <text:p text:style-name="P78">Показания приборов учета на начало подачи ресурса и дата их снятия </text:p>
            </text:section>
          </table:table-cell>
          <table:table-cell table:style-name="Таблица3.A1" office:value-type="string">
            <text:section text:style-name="Sect1" text:name="p432">
              <text:p text:style-name="P78">Дата опломбирования </text:p>
            </text:section>
          </table:table-cell>
          <table:table-cell table:style-name="Таблица3.A1" office:value-type="string">
            <text:section text:style-name="Sect1" text:name="p433">
              <text:p text:style-name="P78">Дата очередной поверки </text:p>
            </text:section>
          </table:table-cell>
        </table:table-row>
        <table:table-row table:style-name="TableLine124555176">
          <table:table-cell table:style-name="Таблица3.A1" office:value-type="string">
            <text:section text:style-name="Sect1" text:name="p434">
              <text:p text:style-name="P78">1 </text:p>
            </text:section>
          </table:table-cell>
          <table:table-cell table:style-name="Таблица3.A1" office:value-type="string">
            <text:section text:style-name="Sect1" text:name="p435">
              <text:p text:style-name="P78">2 </text:p>
            </text:section>
          </table:table-cell>
          <table:table-cell table:style-name="Таблица3.A1" office:value-type="string">
            <text:section text:style-name="Sect1" text:name="p436">
              <text:p text:style-name="P78">3 </text:p>
            </text:section>
          </table:table-cell>
          <table:table-cell table:style-name="Таблица3.A1" office:value-type="string">
            <text:section text:style-name="Sect1" text:name="p437">
              <text:p text:style-name="P78">4 </text:p>
            </text:section>
          </table:table-cell>
        </table:table-row>
        <table:table-row table:style-name="TableLine124555328">
          <table:table-cell table:style-name="Таблица3.A1" office:value-type="string">
            <text:section text:style-name="Sect1" text:name="p438">
              <text:p text:style-name="P64">  </text:p>
            </text:section>
          </table:table-cell>
          <table:table-cell table:style-name="Таблица3.A1" office:value-type="string">
            <text:section text:style-name="Sect1" text:name="p439">
              <text:p text:style-name="P64">  </text:p>
            </text:section>
          </table:table-cell>
          <table:table-cell table:style-name="Таблица3.A1" office:value-type="string">
            <text:section text:style-name="Sect1" text:name="p440">
              <text:p text:style-name="P64">  </text:p>
            </text:section>
          </table:table-cell>
          <table:table-cell table:style-name="Таблица3.A1" office:value-type="string">
            <text:section text:style-name="Sect1" text:name="p441">
              <text:p text:style-name="P64">  </text:p>
            </text:section>
          </table:table-cell>
        </table:table-row>
      </table:table>
      <text:section text:style-name="Sect1" text:name="p442">
        <text:p text:style-name="P60">  </text:p>
      </text:section>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TableLine124555480">
          <table:table-cell table:style-name="Таблица4.A1" office:value-type="string">
            <text:section text:style-name="Sect1" text:name="p443">
              <text:p text:style-name="P78">N п/п </text:p>
            </text:section>
          </table:table-cell>
          <table:table-cell table:style-name="Таблица4.A1" office:value-type="string">
            <text:section text:style-name="Sect1" text:name="p444">
              <text:p text:style-name="P78">Расположение узла учета </text:p>
            </text:section>
          </table:table-cell>
          <table:table-cell table:style-name="Таблица4.A1" office:value-type="string">
            <text:section text:style-name="Sect1" text:name="p445">
              <text:p text:style-name="P78">Диаметр прибора учета, мм </text:p>
            </text:section>
          </table:table-cell>
          <table:table-cell table:style-name="Таблица4.A1" office:value-type="string">
            <text:section text:style-name="Sect1" text:name="p446">
              <text:p text:style-name="P78">Марка и заводской номер прибора учета </text:p>
            </text:section>
          </table:table-cell>
          <table:table-cell table:style-name="Таблица4.A1" office:value-type="string">
            <text:section text:style-name="Sect1" text:name="p447">
              <text:p text:style-name="P78">Технический паспорт прилагается (указать количество листов) </text:p>
            </text:section>
          </table:table-cell>
        </table:table-row>
        <table:table-row table:style-name="TableLine124556544">
          <table:table-cell table:style-name="Таблица4.A1" office:value-type="string">
            <text:section text:style-name="Sect1" text:name="p448">
              <text:p text:style-name="P78">1 </text:p>
            </text:section>
          </table:table-cell>
          <table:table-cell table:style-name="Таблица4.A1" office:value-type="string">
            <text:section text:style-name="Sect1" text:name="p449">
              <text:p text:style-name="P78">2 </text:p>
            </text:section>
          </table:table-cell>
          <table:table-cell table:style-name="Таблица4.A1" office:value-type="string">
            <text:section text:style-name="Sect1" text:name="p450">
              <text:p text:style-name="P78">3 </text:p>
            </text:section>
          </table:table-cell>
          <table:table-cell table:style-name="Таблица4.A1" office:value-type="string">
            <text:section text:style-name="Sect1" text:name="p451">
              <text:p text:style-name="P78">4 </text:p>
            </text:section>
          </table:table-cell>
          <table:table-cell table:style-name="Таблица4.A1" office:value-type="string">
            <text:section text:style-name="Sect1" text:name="p452">
              <text:p text:style-name="P78">5 </text:p>
            </text:section>
          </table:table-cell>
        </table:table-row>
        <table:table-row table:style-name="TableLine124556696">
          <table:table-cell table:style-name="Таблица4.A1" office:value-type="string">
            <text:section text:style-name="Sect1" text:name="p453">
              <text:p text:style-name="P64">  </text:p>
            </text:section>
          </table:table-cell>
          <table:table-cell table:style-name="Таблица4.A1" office:value-type="string">
            <text:section text:style-name="Sect1" text:name="p454">
              <text:p text:style-name="P64">  </text:p>
            </text:section>
          </table:table-cell>
          <table:table-cell table:style-name="Таблица4.A1" office:value-type="string">
            <text:section text:style-name="Sect1" text:name="p455">
              <text:p text:style-name="P64">  </text:p>
            </text:section>
          </table:table-cell>
          <table:table-cell table:style-name="Таблица4.A1" office:value-type="string">
            <text:section text:style-name="Sect1" text:name="p456">
              <text:p text:style-name="P64">  </text:p>
            </text:section>
          </table:table-cell>
          <table:table-cell table:style-name="Таблица4.A1" office:value-type="string">
            <text:section text:style-name="Sect1" text:name="p457">
              <text:p text:style-name="P64">  </text:p>
            </text:section>
          </table:table-cell>
        </table:table-row>
      </table:table>
      <text:section text:style-name="Sect1" text:name="p458">
        <text:p text:style-name="P60">  </text:p>
      </text:section>
      <table:table table:name="Таблица5" table:style-name="Таблица5">
        <table:table-column table:style-name="Таблица5.A"/>
        <table:table-column table:style-name="Таблица5.B" table:number-columns-repeated="2"/>
        <table:table-column table:style-name="Таблица5.D"/>
        <table:table-row table:style-name="TableLine124556848">
          <table:table-cell table:style-name="Таблица5.A1" office:value-type="string">
            <text:section text:style-name="Sect1" text:name="p459">
              <text:p text:style-name="P78">N п/п </text:p>
            </text:section>
          </table:table-cell>
          <table:table-cell table:style-name="Таблица5.A1" office:value-type="string">
            <text:section text:style-name="Sect1" text:name="p460">
              <text:p text:style-name="P78">Расположение места отбора проб </text:p>
            </text:section>
          </table:table-cell>
          <table:table-cell table:style-name="Таблица5.A1" office:value-type="string">
            <text:section text:style-name="Sect1" text:name="p461">
              <text:p text:style-name="P78">Характеристика места отбора проб </text:p>
            </text:section>
          </table:table-cell>
          <table:table-cell table:style-name="Таблица5.A1" office:value-type="string">
            <text:section text:style-name="Sect1" text:name="p462">
              <text:p text:style-name="P78">Частота отбора проб </text:p>
            </text:section>
          </table:table-cell>
        </table:table-row>
        <table:table-row table:style-name="TableLine124730880">
          <table:table-cell table:style-name="Таблица5.A1" office:value-type="string">
            <text:section text:style-name="Sect1" text:name="p463">
              <text:p text:style-name="P78">1 </text:p>
            </text:section>
          </table:table-cell>
          <table:table-cell table:style-name="Таблица5.A1" office:value-type="string">
            <text:section text:style-name="Sect1" text:name="p464">
              <text:p text:style-name="P78">2 </text:p>
            </text:section>
          </table:table-cell>
          <table:table-cell table:style-name="Таблица5.A1" office:value-type="string">
            <text:section text:style-name="Sect1" text:name="p465">
              <text:p text:style-name="P78">3 </text:p>
            </text:section>
          </table:table-cell>
          <table:table-cell table:style-name="Таблица5.A1" office:value-type="string">
            <text:section text:style-name="Sect1" text:name="p466">
              <text:p text:style-name="P78">4 </text:p>
            </text:section>
          </table:table-cell>
        </table:table-row>
        <table:table-row table:style-name="TableLine124731032">
          <table:table-cell table:style-name="Таблица5.A1" office:value-type="string">
            <text:section text:style-name="Sect1" text:name="p467">
              <text:p text:style-name="P64">  </text:p>
            </text:section>
          </table:table-cell>
          <table:table-cell table:style-name="Таблица5.A1" office:value-type="string">
            <text:section text:style-name="Sect1" text:name="p468">
              <text:p text:style-name="P64">  </text:p>
            </text:section>
          </table:table-cell>
          <table:table-cell table:style-name="Таблица5.A1" office:value-type="string">
            <text:section text:style-name="Sect1" text:name="p469">
              <text:p text:style-name="P64">  </text:p>
            </text:section>
          </table:table-cell>
          <table:table-cell table:style-name="Таблица5.A1" office:value-type="string">
            <text:section text:style-name="Sect1" text:name="p470">
              <text:p text:style-name="P64">  </text:p>
            </text:section>
          </table:table-cell>
        </table:table-row>
      </table:table>
      <text:section text:style-name="Sect1" text:name="p471">
        <text:p text:style-name="P60">  </text:p>
      </text:section>
      <text:p text:style-name="P47"><text:bookmark text:name="p472"/><text:s text:c="4"/>Схема <text:s/>расположения <text:s/>узлов <text:s/>учета <text:s/>и <text:s/>мест <text:s/>отбора <text:s/>проб <text:s/>холодной воды</text:p>
      <text:p text:style-name="P48"><text:bookmark text:name="p473"/>прилагается.</text:p>
      <text:p text:style-name="P71"/>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4">ГАРАНТИРУЮЩАЯ ОРГАНИЗАЦИЯ</text:p>
          </table:table-cell>
          <table:table-cell table:style-name="Таблица2.A1" office:value-type="string">
            <text:p text:style-name="P39">АБОНЕНТ</text:p>
          </table:table-cell>
        </table:table-row>
        <table:table-row table:style-name="Таблица2.2">
          <table:table-cell table:style-name="Таблица2.A2" office:value-type="string">
            <text:p text:style-name="P25">Директор </text:p>
            <text:p text:style-name="P56"><text:span text:style-name="T65">МУП «Балаково-Водоканал» ___________ </text:span><text:span text:style-name="T66">С.В. Мельник</text:span></text:p>
            <text:p text:style-name="P32"/>
          </table:table-cell>
          <table:table-cell table:style-name="Таблица2.A2" office:value-type="string">
            <text:p text:style-name="P20"><text:s/></text:p>
            <text:p text:style-name="P25">Руководитель_______________ _______________ <text:s text:c="74"/></text:p>
          </table:table-cell>
        </table:table-row>
      </table:table>
      <text:p text:style-name="P71"><text:bookmark text:name="p34131"/><text:bookmark text:name="p34231"/>"__" ______________ 20__ г. <text:s text:c="11"/>"__" ______________ 20__ г.</text:p>
      <text:p text:style-name="P71"/>
      <text:p text:style-name="P71"/>
      <text:p text:style-name="P71"/>
      <text:p text:style-name="P71"/>
      <text:p text:style-name="P71"/>
      <text:p text:style-name="P71"/>
      <text:p text:style-name="P71"/>
      <text:p text:style-name="P71"/>
      <text:p text:style-name="P71"/>
      <text:p text:style-name="P71">  </text:p>
      <text:section text:style-name="Sect1" text:name="p481">
        <text:p text:style-name="P76"><text:soft-page-break/>  <text:span text:style-name="T17">Приложение N 5 </text:span></text:p>
      </text:section>
      <text:section text:style-name="Sect1" text:name="p487">
        <text:p text:style-name="P87">к типовому договору </text:p>
      </text:section>
      <text:section text:style-name="Sect1" text:name="p488">
        <text:p text:style-name="P87">холодного водоснабжения </text:p>
      </text:section>
      <text:section text:style-name="Sect1" text:name="p490">
        <text:p text:style-name="P87">(форма) </text:p>
      </text:section>
      <text:section text:style-name="Sect1" text:name="p491">
        <text:p text:style-name="P76">  </text:p>
      </text:section>
      <text:p text:style-name="P47"><text:bookmark text:name="p492"/><text:s text:c="32"/>ПОКАЗАТЕЛИ</text:p>
      <text:p text:style-name="P47"><text:bookmark text:name="p493"/><text:s text:c="19"/>качества холодной (технической) воды</text:p>
      <text:section text:style-name="Sect1" text:name="p494">
        <text:p text:style-name="P60">  </text:p>
      </text:section>
      <table:table table:name="Таблица6" table:style-name="Таблица6">
        <table:table-column table:style-name="Таблица6.A"/>
        <table:table-column table:style-name="Таблица6.B"/>
        <table:table-row table:style-name="TableLine124732400">
          <table:table-cell table:style-name="Таблица6.A1" office:value-type="string">
            <text:section text:style-name="Sect1" text:name="p495">
              <text:p text:style-name="P78">Показатели качества холодной (технической) воды (абсолютные величины) </text:p>
            </text:section>
          </table:table-cell>
          <table:table-cell table:style-name="Таблица6.A1" office:value-type="string">
            <text:section text:style-name="Sect1" text:name="p496">
              <text:p text:style-name="P78">Допустимые отклонения показателей качества холодной (технической) воды </text:p>
            </text:section>
          </table:table-cell>
        </table:table-row>
        <table:table-row table:style-name="TableLine124733008">
          <table:table-cell table:style-name="Таблица6.A1" office:value-type="string">
            <text:section text:style-name="Sect1" text:name="p497">
              <text:p text:style-name="P78">1 </text:p>
            </text:section>
          </table:table-cell>
          <table:table-cell table:style-name="Таблица6.A1" office:value-type="string">
            <text:section text:style-name="Sect1" text:name="p498">
              <text:p text:style-name="P78">2 </text:p>
            </text:section>
          </table:table-cell>
        </table:table-row>
        <table:table-row table:style-name="TableLine124733160">
          <table:table-cell table:style-name="Таблица6.A1" office:value-type="string">
            <text:section text:style-name="Sect1" text:name="p499">
              <text:p text:style-name="P64">  </text:p>
            </text:section>
          </table:table-cell>
          <table:table-cell table:style-name="Таблица6.A1" office:value-type="string">
            <text:section text:style-name="Sect1" text:name="p500">
              <text:p text:style-name="P64">  </text:p>
            </text:section>
          </table:table-cell>
        </table:table-row>
      </table:table>
      <text:section text:style-name="Sect1" text:name="p501">
        <text:p text:style-name="P60">  </text:p>
      </text:section>
      <text:p text:style-name="P72"/>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45">ГАРАНТИРУЮЩАЯ ОРГАНИЗАЦИЯ</text:p>
          </table:table-cell>
          <table:table-cell table:style-name="Таблица10.A1" office:value-type="string">
            <text:p text:style-name="P40">АБОНЕНТ</text:p>
          </table:table-cell>
        </table:table-row>
        <table:table-row table:style-name="Таблица10.2">
          <table:table-cell table:style-name="Таблица10.A2" office:value-type="string">
            <text:p text:style-name="P26">Директор </text:p>
            <text:p text:style-name="P57"><text:span text:style-name="T65">МУП «Балаково-Водоканал» ___________ </text:span><text:span text:style-name="T66">С.В. Мельник</text:span></text:p>
            <text:p text:style-name="P33"/>
          </table:table-cell>
          <table:table-cell table:style-name="Таблица10.A2" office:value-type="string">
            <text:p text:style-name="P21"><text:s/></text:p>
            <text:p text:style-name="P26">Руководитель_______________ _______________ <text:s text:c="74"/></text:p>
          </table:table-cell>
        </table:table-row>
      </table:table>
      <text:p text:style-name="P72"><text:bookmark text:name="p341311"/><text:bookmark text:name="p342311"/>"__" ______________ 20__ г. <text:s text:c="11"/>"__" ______________ 20__ г.</text:p>
      <text:p text:style-name="P72">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6"><text:soft-page-break/>Приложение N 6 </text:p>
      <text:section text:style-name="Sect1" text:name="Раздел1">
        <text:p text:style-name="P85"><text:bookmark text:name="p1"/>к типовому договору </text:p>
      </text:section>
      <text:section text:style-name="Sect1" text:name="Раздел2">
        <text:p text:style-name="P85"><text:bookmark text:name="p2"/>холодного водоснабжения </text:p>
      </text:section>
      <text:section text:style-name="Sect1" text:name="p3">
        <text:p text:style-name="P50">  </text:p>
      </text:section>
      <text:section text:style-name="Sect1" text:name="p4">
        <text:p text:style-name="P85">(форма) </text:p>
      </text:section>
      <text:section text:style-name="Sect1" text:name="p5">
        <text:p text:style-name="P50">  </text:p>
      </text:section>
      <table:table table:name="Таблица12" table:style-name="Таблица12">
        <table:table-column table:style-name="Таблица12.A"/>
        <table:table-row table:style-name="TableLine124734528">
          <table:table-cell table:style-name="Таблица12.A1" office:value-type="string">
            <text:section text:style-name="Sect1" text:name="p6">
              <text:p text:style-name="P78">СВЕДЕНИЯ </text:p>
            </text:section>
            <text:section text:style-name="Sect1" text:name="p7">
              <text:p text:style-name="P78">о подключенной мощности (нагрузке), в том числе с распределением указанной мощности (нагрузки) по каждой точке подключения (технологического присоединения), в пределах которой <text:span text:style-name="T58">Гарантирующая </text:span>организация <text:s/>принимает на себя обязательства обеспечить холодное водоснабжение в отношении объекта абонента </text:p>
            </text:section>
          </table:table-cell>
        </table:table-row>
      </table:table>
      <text:section text:style-name="Sect1" text:name="p8">
        <text:p text:style-name="P60">  </text:p>
      </text:section>
      <table:table table:name="Таблица13" table:style-name="Таблица13">
        <table:table-column table:style-name="Таблица13.A"/>
        <table:table-column table:style-name="Таблица13.B"/>
        <table:table-column table:style-name="Таблица13.C"/>
        <table:table-row table:style-name="TableLine124734984">
          <table:table-cell table:style-name="Таблица13.A1" office:value-type="string">
            <text:section text:style-name="Sect1" text:name="p9">
              <text:p text:style-name="P78">N п/п </text:p>
            </text:section>
          </table:table-cell>
          <table:table-cell table:style-name="Таблица13.A1" office:value-type="string">
            <text:section text:style-name="Sect1" text:name="p10">
              <text:p text:style-name="P78">Точка подключения (технологического присоединения) объекта абонента </text:p>
            </text:section>
          </table:table-cell>
          <table:table-cell table:style-name="Таблица13.A1" office:value-type="string">
            <text:section text:style-name="Sect1" text:name="p11">
              <text:p text:style-name="P78">Подключенная (технологически присоединенная) мощность (нагрузка) (м3 в час) </text:p>
            </text:section>
          </table:table-cell>
        </table:table-row>
        <table:table-row table:style-name="TableLine124735744">
          <table:table-cell table:style-name="Таблица13.A1" office:value-type="string">
            <text:section text:style-name="Sect1" text:name="p12">
              <text:p text:style-name="P78">1 </text:p>
            </text:section>
          </table:table-cell>
          <table:table-cell table:style-name="Таблица13.A1" office:value-type="string">
            <text:section text:style-name="Sect1" text:name="p13">
              <text:p text:style-name="P78">2 </text:p>
            </text:section>
          </table:table-cell>
          <table:table-cell table:style-name="Таблица13.A1" office:value-type="string">
            <text:section text:style-name="Sect1" text:name="p14">
              <text:p text:style-name="P78">3 </text:p>
            </text:section>
          </table:table-cell>
        </table:table-row>
        <table:table-row table:style-name="TableLine124735896">
          <table:table-cell table:style-name="Таблица13.A1" office:value-type="string">
            <text:section text:style-name="Sect1" text:name="p15">
              <text:p text:style-name="P78">Итого </text:p>
            </text:section>
          </table:table-cell>
          <table:table-cell table:style-name="Таблица13.A1" office:value-type="string">
            <text:section text:style-name="Sect1" text:name="p16">
              <text:p text:style-name="P73">  </text:p>
            </text:section>
          </table:table-cell>
          <table:table-cell table:style-name="Таблица13.A1" office:value-type="string">
            <text:section text:style-name="Sect1" text:name="p17">
              <text:p text:style-name="P73">  </text:p>
            </text:section>
          </table:table-cell>
        </table:table-row>
      </table:table>
      <text:section text:style-name="Sect1" text:name="p18">
        <text:p text:style-name="P60">  </text:p>
      </text:section>
      <table:table table:name="Таблица14" table:style-name="Таблица14">
        <table:table-column table:style-name="Таблица14.A"/>
        <table:table-column table:style-name="Таблица14.B"/>
        <table:table-column table:style-name="Таблица14.C"/>
        <table:table-row table:style-name="TableLine124736048">
          <table:table-cell table:style-name="Таблица14.A1" office:value-type="string">
            <text:section text:style-name="Sect1" text:name="p19">
              <text:p text:style-name="P77"><text:span text:style-name="T58">Гарантирующая </text:span>рганизация в</text:p>
            </text:section>
          </table:table-cell>
          <table:table-cell table:style-name="Таблица14.A1" office:value-type="string">
            <text:section text:style-name="Sect1" text:name="p20">
              <text:p text:style-name="P73">  </text:p>
            </text:section>
          </table:table-cell>
          <table:table-cell table:style-name="Таблица14.A1" office:value-type="string">
            <text:section text:style-name="Sect1" text:name="p21">
              <text:p text:style-name="P83">Абонент </text:p>
            </text:section>
          </table:table-cell>
        </table:table-row>
        <table:table-row table:style-name="TableLine124736808">
          <table:table-cell table:style-name="Таблица14.A2" office:value-type="string">
            <text:section text:style-name="Sect1" text:name="p22">
              <text:p text:style-name="P73">  </text:p>
            </text:section>
          </table:table-cell>
          <table:table-cell table:style-name="Таблица14.A1" office:value-type="string">
            <text:section text:style-name="Sect1" text:name="p23">
              <text:p text:style-name="P73">  </text:p>
            </text:section>
          </table:table-cell>
          <table:table-cell table:style-name="Таблица14.A2" office:value-type="string">
            <text:section text:style-name="Sect1" text:name="p24">
              <text:p text:style-name="P73">  </text:p>
            </text:section>
          </table:table-cell>
        </table:table-row>
        <table:table-row table:style-name="TableLine124737264">
          <table:table-cell table:style-name="Таблица14.A3" office:value-type="string">
            <text:section text:style-name="Sect1" text:name="p25">
              <text:p text:style-name="P73">  </text:p>
            </text:section>
          </table:table-cell>
          <table:table-cell table:style-name="Таблица14.A1" office:value-type="string">
            <text:section text:style-name="Sect1" text:name="p26">
              <text:p text:style-name="P73">  </text:p>
            </text:section>
          </table:table-cell>
          <table:table-cell table:style-name="Таблица14.A3" office:value-type="string">
            <text:section text:style-name="Sect1" text:name="Раздел3">
              <text:p text:style-name="P73"><text:bookmark text:name="p27"/>  </text:p>
            </text:section>
          </table:table-cell>
        </table:table-row>
        <table:table-row table:style-name="TableLine124737720">
          <table:table-cell table:style-name="Таблица14.A1" office:value-type="string">
            <text:section text:style-name="Sect1" text:name="Раздел4">
              <text:p text:style-name="P83"><text:bookmark text:name="p28"/>"__" ___________ 20__ г. </text:p>
            </text:section>
          </table:table-cell>
          <table:table-cell table:style-name="Таблица14.A1" office:value-type="string">
            <text:section text:style-name="Sect1" text:name="Раздел5">
              <text:p text:style-name="P73"><text:bookmark text:name="p29"/>  </text:p>
            </text:section>
          </table:table-cell>
          <table:table-cell table:style-name="Таблица14.A1" office:value-type="string">
            <text:section text:style-name="Sect1" text:name="Раздел6">
              <text:p text:style-name="P83"><text:bookmark text:name="p30"/>"__" ___________ 20__ г. </text:p>
            </text:section>
          </table:table-cell>
        </table:table-row>
      </table:table>
      <text:section text:style-name="Sect1" text:name="p31">
        <text:p text:style-name="P76">  </text:p>
      </text:section>
      <text:section text:style-name="Sect1" text:name="p32">
        <text:p text:style-name="P76">  </text:p>
      </text:section>
      <text:section text:style-name="Sect1" text:name="p33">
        <text:p text:style-name="P75"/>
      </text:section>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3" style:display-name="ListLabel 3" style:family="text">
      <style:text-properties style:font-name="Times New Roman" fo:font-family="'Times New Roman'" style:font-family-generic="roman" style:font-pitch="variable" fo:font-size="10pt" fo:language="en" fo:country="US" style:font-size-asian="10pt" style:font-name-complex="Times New Roman2" style:font-family-complex="'Times New Roman'" style:font-family-generic-complex="system" style:font-pitch-complex="variable"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2.2$Windows_x86 LibreOffice_project/02b2acce88a210515b4a5bb2e46cbfb63fe97d56</meta:generator>
    <dc:date>2022-12-19T08:22:03.589000000</dc:date>
    <meta:editing-duration>PT2H59M30S</meta:editing-duration>
    <meta:editing-cycles>73</meta:editing-cycles>
    <meta:print-date>2022-02-22T13:03:14.923000000</meta:print-date>
    <meta:document-statistic meta:table-count="14" meta:image-count="0" meta:object-count="0" meta:page-count="19" meta:paragraph-count="470" meta:word-count="5458" meta:character-count="49321" meta:non-whitespace-character-count="42280"/>
  </office:meta>
</office:document-meta>
</file>